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paragraph-properties fo:text-align="justify" style:justify-single-word="false"/>
      <style:text-properties fo:language="el" fo:country="GR" officeooo:rsid="00245dd5" officeooo:paragraph-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text-properties fo:language="el" fo:country="GR" officeooo:rsid="0048af20" officeooo:paragraph-rsid="0048af20"/>
    </style:style>
    <style:style style:name="P9" style:family="paragraph" style:parent-style-name="Standard">
      <style:paragraph-properties fo:text-align="justify" style:justify-single-word="false"/>
      <style:text-properties fo:language="el" fo:country="GR" officeooo:rsid="00262bf9" officeooo:paragraph-rsid="00b991b5"/>
    </style:style>
    <style:style style:name="P10" style:family="paragraph" style:parent-style-name="Standard">
      <style:paragraph-properties fo:text-align="justify" style:justify-single-word="false"/>
      <style:text-properties fo:language="el" fo:country="GR" officeooo:rsid="00b8eee8" officeooo:paragraph-rsid="00e1173c"/>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officeooo:rsid="002868c0" officeooo:paragraph-rsid="00245dd5"/>
    </style:style>
    <style:style style:name="P13" style:family="paragraph" style:parent-style-name="Standard">
      <style:paragraph-properties fo:text-align="justify" style:justify-single-word="false"/>
      <style:text-properties fo:language="en" fo:country="US" officeooo:rsid="003702d7" officeooo:paragraph-rsid="00245dd5"/>
    </style:style>
    <style:style style:name="P14" style:family="paragraph" style:parent-style-name="Standard">
      <style:paragraph-properties fo:text-align="justify" style:justify-single-word="false"/>
      <style:text-properties fo:language="en" fo:country="US" officeooo:rsid="0038ba04" officeooo:paragraph-rsid="00245dd5"/>
    </style:style>
    <style:style style:name="P15" style:family="paragraph" style:parent-style-name="Standard">
      <style:text-properties officeooo:paragraph-rsid="009117d5"/>
    </style:style>
    <style:style style:name="P16" style:family="paragraph" style:parent-style-name="Standard">
      <style:text-properties officeooo:paragraph-rsid="00e1173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6357d1"/>
    </style:style>
    <style:style style:name="P19" style:family="paragraph" style:parent-style-name="Text_20_body">
      <style:paragraph-properties fo:text-align="justify" style:justify-single-word="false"/>
      <style:text-properties officeooo:paragraph-rsid="0107cc71"/>
    </style:style>
    <style:style style:name="P20" style:family="paragraph" style:parent-style-name="Text_20_body">
      <style:paragraph-properties fo:text-align="justify" style:justify-single-word="false"/>
      <style:text-properties officeooo:paragraph-rsid="010bb6c3"/>
    </style:style>
    <style:style style:name="P21" style:family="paragraph" style:parent-style-name="Text_20_body">
      <style:paragraph-properties fo:text-align="justify" style:justify-single-word="false"/>
      <style:text-properties officeooo:paragraph-rsid="010c80c8"/>
    </style:style>
    <style:style style:name="P22" style:family="paragraph" style:parent-style-name="Text_20_body">
      <style:paragraph-properties fo:text-align="justify" style:justify-single-word="false"/>
      <style:text-properties officeooo:rsid="0069854a" officeooo:paragraph-rsid="006e11d4"/>
    </style:style>
    <style:style style:name="P23" style:family="paragraph" style:parent-style-name="Text_20_body">
      <style:paragraph-properties fo:text-align="justify" style:justify-single-word="false"/>
      <style:text-properties fo:language="el" fo:country="GR" officeooo:rsid="00502d37"/>
    </style:style>
    <style:style style:name="P24"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5"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6"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7" style:family="paragraph" style:parent-style-name="Text_20_body">
      <style:paragraph-properties fo:text-align="justify" style:justify-single-word="false"/>
      <style:text-properties fo:language="el" fo:country="GR" officeooo:rsid="00245dd5" officeooo:paragraph-rsid="00ea3010"/>
    </style:style>
    <style:style style:name="P28" style:family="paragraph" style:parent-style-name="Text_20_body">
      <style:paragraph-properties fo:text-align="justify" style:justify-single-word="false"/>
      <style:text-properties officeooo:rsid="00708fcb" officeooo:paragraph-rsid="00708fcb"/>
    </style:style>
    <style:style style:name="P29" style:family="paragraph" style:parent-style-name="Text_20_body">
      <style:paragraph-properties fo:text-align="justify" style:justify-single-word="false"/>
      <style:text-properties officeooo:rsid="0084eee1" officeooo:paragraph-rsid="0084eee1"/>
    </style:style>
    <style:style style:name="P30"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31"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Text_20_body">
      <style:paragraph-properties fo:text-align="justify" style:justify-single-word="false"/>
      <style:text-properties officeooo:rsid="0094a842" officeooo:paragraph-rsid="0094a842"/>
    </style:style>
    <style:style style:name="P34" style:family="paragraph" style:parent-style-name="Text_20_body">
      <style:paragraph-properties fo:text-align="justify" style:justify-single-word="false"/>
      <style:text-properties officeooo:rsid="00a4bb77" officeooo:paragraph-rsid="00a4bb77"/>
    </style:style>
    <style:style style:name="P35" style:family="paragraph" style:parent-style-name="Text_20_body">
      <style:paragraph-properties fo:text-align="justify" style:justify-single-word="false"/>
      <style:text-properties style:font-name="Liberation Sans"/>
    </style:style>
    <style:style style:name="P36" style:family="paragraph" style:parent-style-name="Text_20_body">
      <style:text-properties officeooo:paragraph-rsid="00dfdfe0"/>
    </style:style>
    <style:style style:name="P37" style:family="paragraph" style:parent-style-name="Text_20_body">
      <style:paragraph-properties fo:text-align="justify" style:justify-single-word="false"/>
      <style:text-properties officeooo:rsid="00f3c1ac" officeooo:paragraph-rsid="0108520d"/>
    </style:style>
    <style:style style:name="P38" style:family="paragraph" style:parent-style-name="Table_20_Contents">
      <style:paragraph-properties fo:text-align="end" style:justify-single-word="false"/>
      <style:text-properties officeooo:rsid="00792b24" officeooo:paragraph-rsid="00792b24"/>
    </style:style>
    <style:style style:name="P39" style:family="paragraph" style:parent-style-name="Table_20_Contents">
      <style:paragraph-properties fo:text-align="end" style:justify-single-word="false"/>
      <style:text-properties officeooo:rsid="00799bb0" officeooo:paragraph-rsid="00799bb0"/>
    </style:style>
    <style:style style:name="P40" style:family="paragraph" style:parent-style-name="Table_20_Contents">
      <style:paragraph-properties fo:text-align="end" style:justify-single-word="false"/>
      <style:text-properties officeooo:rsid="007a19ba" officeooo:paragraph-rsid="007a19ba"/>
    </style:style>
    <style:style style:name="P41" style:family="paragraph" style:parent-style-name="Table_20_Contents">
      <style:paragraph-properties fo:text-align="end" style:justify-single-word="false"/>
      <style:text-properties officeooo:rsid="007c0e6d" officeooo:paragraph-rsid="007c0e6d"/>
    </style:style>
    <style:style style:name="P42" style:family="paragraph" style:parent-style-name="Table_20_Contents">
      <style:paragraph-properties fo:text-align="end" style:justify-single-word="false"/>
      <style:text-properties officeooo:rsid="007dc838" officeooo:paragraph-rsid="007dc838"/>
    </style:style>
    <style:style style:name="P43" style:family="paragraph" style:parent-style-name="Table_20_Contents">
      <style:paragraph-properties fo:text-align="end" style:justify-single-word="false"/>
      <style:text-properties officeooo:rsid="009eeb0a" officeooo:paragraph-rsid="009eeb0a"/>
    </style:style>
    <style:style style:name="P44" style:family="paragraph" style:parent-style-name="Table_20_Contents">
      <style:paragraph-properties fo:text-align="center" style:justify-single-word="false"/>
      <style:text-properties officeooo:paragraph-rsid="009da2e6"/>
    </style:style>
    <style:style style:name="P45" style:family="paragraph" style:parent-style-name="Table_20_Contents">
      <style:paragraph-properties fo:text-align="center" style:justify-single-word="false"/>
      <style:text-properties fo:language="en" fo:country="US" officeooo:rsid="00799bb0" officeooo:paragraph-rsid="00799bb0"/>
    </style:style>
    <style:style style:name="P46" style:family="paragraph" style:parent-style-name="Table_20_Contents">
      <style:paragraph-properties fo:text-align="center" style:justify-single-word="false"/>
      <style:text-properties fo:language="en" fo:country="US" officeooo:rsid="00799bb0" officeooo:paragraph-rsid="007a19ba"/>
    </style:style>
    <style:style style:name="P47" style:family="paragraph" style:parent-style-name="Table_20_Contents">
      <style:paragraph-properties fo:text-align="end" style:justify-single-word="false"/>
      <style:text-properties fo:language="en" fo:country="US" officeooo:rsid="00799bb0" officeooo:paragraph-rsid="00799bb0"/>
    </style:style>
    <style:style style:name="P48" style:family="paragraph" style:parent-style-name="Table_20_Contents">
      <style:text-properties fo:language="en" fo:country="US" officeooo:rsid="009da2e6" officeooo:paragraph-rsid="009da2e6"/>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Footer">
      <style:paragraph-properties fo:text-align="justify" style:justify-single-word="false"/>
      <style:text-properties officeooo:paragraph-rsid="0099e10b"/>
    </style:style>
    <style:style style:name="P51" style:family="paragraph" style:parent-style-name="Text_20_body">
      <style:paragraph-properties fo:text-align="justify" style:justify-single-word="false"/>
      <style:text-properties fo:language="el" fo:country="GR" officeooo:rsid="0111ece7" officeooo:paragraph-rsid="01145267"/>
    </style:style>
    <style:style style:name="P52" style:family="paragraph" style:parent-style-name="Text_20_body">
      <style:paragraph-properties fo:text-align="justify" style:justify-single-word="false"/>
      <style:text-properties fo:language="el" fo:country="GR" officeooo:rsid="011c75e4" officeooo:paragraph-rsid="0120520d"/>
    </style:style>
    <style:style style:name="P53" style:family="paragraph" style:parent-style-name="Text_20_body">
      <style:paragraph-properties fo:text-align="justify" style:justify-single-word="false"/>
      <style:text-properties fo:language="el" fo:country="GR" officeooo:rsid="011c75e4" officeooo:paragraph-rsid="0124be50"/>
    </style:style>
    <style:style style:name="P54" style:family="paragraph" style:parent-style-name="Text_20_body">
      <style:paragraph-properties fo:text-align="justify" style:justify-single-word="false"/>
      <style:text-properties fo:language="el" fo:country="GR" officeooo:rsid="011c75e4" officeooo:paragraph-rsid="0125fefc"/>
    </style:style>
    <style:style style:name="P55" style:family="paragraph" style:parent-style-name="Text_20_body">
      <style:text-properties fo:language="el" fo:country="GR" officeooo:rsid="01214604" officeooo:paragraph-rsid="01214604"/>
    </style:style>
    <style:style style:name="P56" style:family="paragraph" style:parent-style-name="Text_20_body">
      <style:paragraph-properties fo:text-align="justify" style:justify-single-word="false"/>
      <style:text-properties officeooo:paragraph-rsid="011b70fb"/>
    </style:style>
    <style:style style:name="P57" style:family="paragraph" style:parent-style-name="Heading_20_3">
      <style:text-properties fo:language="en" fo:country="US" officeooo:rsid="00db20df" officeooo:paragraph-rsid="00db20df"/>
    </style:style>
    <style:style style:name="P58" style:family="paragraph" style:parent-style-name="Heading_20_3">
      <style:text-properties fo:language="en" fo:country="US" officeooo:rsid="00e07e9c" officeooo:paragraph-rsid="00e07e9c"/>
    </style:style>
    <style:style style:name="P59" style:family="paragraph" style:parent-style-name="Heading_20_3">
      <style:text-properties fo:language="en" fo:country="US" officeooo:rsid="00e07e9c" officeooo:paragraph-rsid="00e1173c"/>
    </style:style>
    <style:style style:name="P60" style:family="paragraph" style:parent-style-name="Heading_20_3">
      <style:text-properties officeooo:rsid="00c88cc6" officeooo:paragraph-rsid="0092e300"/>
    </style:style>
    <style:style style:name="P61" style:family="paragraph" style:parent-style-name="Heading_20_3">
      <style:text-properties officeooo:paragraph-rsid="00ddb889"/>
    </style:style>
    <style:style style:name="P62" style:family="paragraph" style:parent-style-name="Heading_20_3">
      <style:text-properties officeooo:paragraph-rsid="00e1173c"/>
    </style:style>
    <style:style style:name="P63" style:family="paragraph" style:parent-style-name="Heading_20_3">
      <style:text-properties fo:language="el" fo:country="GR" officeooo:rsid="00e1173c" officeooo:paragraph-rsid="00e1173c"/>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italic" officeooo:rsid="0010a50f" style:font-style-asian="italic" style:font-style-complex="italic"/>
    </style:style>
    <style:style style:name="T45" style:family="text">
      <style:text-properties fo:language="el" fo:country="GR" officeooo:rsid="0020cb09"/>
    </style:style>
    <style:style style:name="T46" style:family="text">
      <style:text-properties fo:language="el" fo:country="GR" officeooo:rsid="00221b79"/>
    </style:style>
    <style:style style:name="T47" style:family="text">
      <style:text-properties fo:language="el" fo:country="GR" officeooo:rsid="002297bb"/>
    </style:style>
    <style:style style:name="T48" style:family="text">
      <style:text-properties fo:language="el" fo:country="GR" officeooo:rsid="002301b2"/>
    </style:style>
    <style:style style:name="T49" style:family="text">
      <style:text-properties fo:language="el" fo:country="GR" officeooo:rsid="003d9f30"/>
    </style:style>
    <style:style style:name="T50" style:family="text">
      <style:text-properties fo:language="el" fo:country="GR" officeooo:rsid="003e38c0"/>
    </style:style>
    <style:style style:name="T51" style:family="text">
      <style:text-properties fo:language="el" fo:country="GR" officeooo:rsid="004a33cf"/>
    </style:style>
    <style:style style:name="T52" style:family="text">
      <style:text-properties fo:language="el" fo:country="GR" officeooo:rsid="004b2bd3"/>
    </style:style>
    <style:style style:name="T53" style:family="text">
      <style:text-properties fo:language="el" fo:country="GR" officeooo:rsid="004cc6b1"/>
    </style:style>
    <style:style style:name="T54" style:family="text">
      <style:text-properties fo:language="el" fo:country="GR" officeooo:rsid="004e542f"/>
    </style:style>
    <style:style style:name="T55" style:family="text">
      <style:text-properties fo:language="el" fo:country="GR" officeooo:rsid="00502d37"/>
    </style:style>
    <style:style style:name="T56" style:family="text">
      <style:text-properties fo:language="el" fo:country="GR" officeooo:rsid="005047d6"/>
    </style:style>
    <style:style style:name="T57" style:family="text">
      <style:text-properties fo:language="el" fo:country="GR" officeooo:rsid="0063ea0f"/>
    </style:style>
    <style:style style:name="T58" style:family="text">
      <style:text-properties fo:language="el" fo:country="GR" officeooo:rsid="0066bb3b"/>
    </style:style>
    <style:style style:name="T59" style:family="text">
      <style:text-properties fo:language="el" fo:country="GR" officeooo:rsid="006713f5"/>
    </style:style>
    <style:style style:name="T60" style:family="text">
      <style:text-properties fo:language="el" fo:country="GR" officeooo:rsid="0067aebb"/>
    </style:style>
    <style:style style:name="T61" style:family="text">
      <style:text-properties fo:language="el" fo:country="GR" officeooo:rsid="0067b13b"/>
    </style:style>
    <style:style style:name="T62" style:family="text">
      <style:text-properties fo:language="el" fo:country="GR" officeooo:rsid="00683b8b"/>
    </style:style>
    <style:style style:name="T63" style:family="text">
      <style:text-properties fo:language="el" fo:country="GR" officeooo:rsid="006b413d"/>
    </style:style>
    <style:style style:name="T64" style:family="text">
      <style:text-properties fo:language="el" fo:country="GR" officeooo:rsid="006c3ed7"/>
    </style:style>
    <style:style style:name="T65" style:family="text">
      <style:text-properties fo:language="el" fo:country="GR" officeooo:rsid="00708fcb"/>
    </style:style>
    <style:style style:name="T66" style:family="text">
      <style:text-properties fo:language="el" fo:country="GR" officeooo:rsid="0084eee1"/>
    </style:style>
    <style:style style:name="T67" style:family="text">
      <style:text-properties fo:language="el" fo:country="GR" officeooo:rsid="00868997"/>
    </style:style>
    <style:style style:name="T68" style:family="text">
      <style:text-properties fo:language="el" fo:country="GR" officeooo:rsid="008ab99b"/>
    </style:style>
    <style:style style:name="T69" style:family="text">
      <style:text-properties fo:language="el" fo:country="GR" officeooo:rsid="00e54f80"/>
    </style:style>
    <style:style style:name="T70" style:family="text">
      <style:text-properties fo:language="el" fo:country="GR" officeooo:rsid="00e5dae5"/>
    </style:style>
    <style:style style:name="T71" style:family="text">
      <style:text-properties fo:language="el" fo:country="GR" officeooo:rsid="00f7773b"/>
    </style:style>
    <style:style style:name="T72" style:family="text">
      <style:text-properties fo:language="el" fo:country="GR" officeooo:rsid="00fa14ca"/>
    </style:style>
    <style:style style:name="T73" style:family="text">
      <style:text-properties fo:language="el" fo:country="GR" officeooo:rsid="0111ece7"/>
    </style:style>
    <style:style style:name="T74" style:family="text">
      <style:text-properties fo:language="el" fo:country="GR" officeooo:rsid="011336b5"/>
    </style:style>
    <style:style style:name="T75" style:family="text">
      <style:text-properties fo:language="el" fo:country="GR" officeooo:rsid="011572db"/>
    </style:style>
    <style:style style:name="T76" style:family="text">
      <style:text-properties officeooo:rsid="000e7b0e"/>
    </style:style>
    <style:style style:name="T77" style:family="text">
      <style:text-properties fo:language="en" fo:country="US"/>
    </style:style>
    <style:style style:name="T78" style:family="text">
      <style:text-properties fo:language="en" fo:country="US" fo:font-style="italic" officeooo:rsid="0010a50f" style:font-style-asian="italic" style:font-style-complex="italic"/>
    </style:style>
    <style:style style:name="T79" style:family="text">
      <style:text-properties fo:language="en" fo:country="US" fo:font-style="italic" officeooo:rsid="0018a0a4" style:font-style-asian="italic" style:font-style-complex="italic"/>
    </style:style>
    <style:style style:name="T80" style:family="text">
      <style:text-properties fo:language="en" fo:country="US" fo:font-style="italic" officeooo:rsid="006c3ed7" style:font-style-asian="italic" style:font-style-complex="italic"/>
    </style:style>
    <style:style style:name="T81" style:family="text">
      <style:text-properties fo:language="en" fo:country="US" fo:font-style="italic" officeooo:rsid="009ab27a" style:font-style-asian="italic" style:font-style-complex="italic"/>
    </style:style>
    <style:style style:name="T82" style:family="text">
      <style:text-properties fo:language="en" fo:country="US" fo:font-style="normal" style:font-style-asian="normal" style:font-style-complex="normal"/>
    </style:style>
    <style:style style:name="T83" style:family="text">
      <style:text-properties fo:language="en" fo:country="US" fo:font-style="normal" officeooo:rsid="0010a50f" style:font-style-asian="normal" style:font-style-complex="normal"/>
    </style:style>
    <style:style style:name="T84" style:family="text">
      <style:text-properties fo:language="en" fo:country="US" fo:font-style="normal" officeooo:rsid="00156d0b" style:font-style-asian="normal" style:font-style-complex="normal"/>
    </style:style>
    <style:style style:name="T85" style:family="text">
      <style:text-properties fo:language="en" fo:country="US" fo:font-style="normal" officeooo:rsid="0016d41c" style:font-style-asian="normal" style:font-style-complex="normal"/>
    </style:style>
    <style:style style:name="T86" style:family="text">
      <style:text-properties fo:language="en" fo:country="US" fo:font-style="normal" officeooo:rsid="0016e2fb" style:font-style-asian="normal" style:font-style-complex="normal"/>
    </style:style>
    <style:style style:name="T87" style:family="text">
      <style:text-properties fo:language="en" fo:country="US" fo:font-style="normal" officeooo:rsid="0018a0a4" style:font-style-asian="normal" style:font-style-complex="normal"/>
    </style:style>
    <style:style style:name="T88" style:family="text">
      <style:text-properties fo:language="en" fo:country="US" fo:font-style="normal" officeooo:rsid="006c3ed7" style:font-style-asian="normal" style:font-style-complex="normal"/>
    </style:style>
    <style:style style:name="T89" style:family="text">
      <style:text-properties fo:language="en" fo:country="US" fo:font-style="normal" officeooo:rsid="006d28f5" style:font-style-asian="normal" style:font-style-complex="normal"/>
    </style:style>
    <style:style style:name="T90" style:family="text">
      <style:text-properties fo:language="en" fo:country="US" fo:font-style="normal" officeooo:rsid="006f3d36" style:font-style-asian="normal" style:font-style-complex="normal"/>
    </style:style>
    <style:style style:name="T91" style:family="text">
      <style:text-properties fo:language="en" fo:country="US" fo:font-style="normal" officeooo:rsid="0070dda5" style:font-style-asian="normal" style:font-style-complex="normal"/>
    </style:style>
    <style:style style:name="T92" style:family="text">
      <style:text-properties fo:language="en" fo:country="US" fo:font-style="normal" officeooo:rsid="00728a7d" style:font-style-asian="normal" style:font-style-complex="normal"/>
    </style:style>
    <style:style style:name="T93" style:family="text">
      <style:text-properties fo:language="en" fo:country="US" fo:font-style="normal" officeooo:rsid="00783fe5" style:font-style-asian="normal" style:font-style-complex="normal"/>
    </style:style>
    <style:style style:name="T94" style:family="text">
      <style:text-properties fo:language="en" fo:country="US" fo:font-style="normal" officeooo:rsid="009c0277" style:font-style-asian="normal" style:font-style-complex="normal"/>
    </style:style>
    <style:style style:name="T95" style:family="text">
      <style:text-properties fo:language="en" fo:country="US" fo:font-style="normal" officeooo:rsid="009c92d1" style:font-style-asian="normal" style:font-style-complex="normal"/>
    </style:style>
    <style:style style:name="T96" style:family="text">
      <style:text-properties fo:language="en" fo:country="US" fo:font-style="normal" officeooo:rsid="009117d5" style:font-style-asian="normal" style:font-style-complex="normal"/>
    </style:style>
    <style:style style:name="T97" style:family="text">
      <style:text-properties fo:language="en" fo:country="US" fo:font-style="normal" officeooo:rsid="00e6d001" style:font-style-asian="normal" style:font-style-complex="normal"/>
    </style:style>
    <style:style style:name="T98" style:family="text">
      <style:text-properties fo:language="en" fo:country="US" fo:font-style="normal" officeooo:rsid="00e81d0d" style:font-style-asian="normal" style:font-style-complex="normal"/>
    </style:style>
    <style:style style:name="T99" style:family="text">
      <style:text-properties fo:language="en" fo:country="US" fo:font-style="normal" officeooo:rsid="00f1a0b1" style:font-style-asian="normal" style:font-style-complex="normal"/>
    </style:style>
    <style:style style:name="T100" style:family="text">
      <style:text-properties fo:language="en" fo:country="US" fo:font-style="normal" officeooo:rsid="00fd9672" style:font-style-asian="normal" style:font-style-complex="normal"/>
    </style:style>
    <style:style style:name="T101" style:family="text">
      <style:text-properties fo:language="en" fo:country="US" fo:font-style="normal" officeooo:rsid="00ff7c04" style:font-style-asian="normal" style:font-style-complex="normal"/>
    </style:style>
    <style:style style:name="T102" style:family="text">
      <style:text-properties fo:language="en" fo:country="US" fo:font-style="normal" officeooo:rsid="01011684" style:font-style-asian="normal" style:font-style-complex="normal"/>
    </style:style>
    <style:style style:name="T103" style:family="text">
      <style:text-properties fo:language="en" fo:country="US" fo:font-style="normal" officeooo:rsid="010378d1" style:font-style-asian="normal" style:font-style-complex="normal"/>
    </style:style>
    <style:style style:name="T104" style:family="text">
      <style:text-properties fo:language="en" fo:country="US" officeooo:rsid="0020cb09"/>
    </style:style>
    <style:style style:name="T105" style:family="text">
      <style:text-properties fo:language="en" fo:country="US" officeooo:rsid="002868c0"/>
    </style:style>
    <style:style style:name="T106" style:family="text">
      <style:text-properties fo:language="en" fo:country="US" officeooo:rsid="003702d7"/>
    </style:style>
    <style:style style:name="T107" style:family="text">
      <style:text-properties fo:language="en" fo:country="US" officeooo:rsid="0038ba04"/>
    </style:style>
    <style:style style:name="T108" style:family="text">
      <style:text-properties fo:language="en" fo:country="US" officeooo:rsid="003c1345"/>
    </style:style>
    <style:style style:name="T109" style:family="text">
      <style:text-properties fo:language="en" fo:country="US" officeooo:rsid="003d9f30"/>
    </style:style>
    <style:style style:name="T110" style:family="text">
      <style:text-properties fo:language="en" fo:country="US" officeooo:rsid="004a33cf"/>
    </style:style>
    <style:style style:name="T111" style:family="text">
      <style:text-properties fo:language="en" fo:country="US" officeooo:rsid="004cc6b1"/>
    </style:style>
    <style:style style:name="T112" style:family="text">
      <style:text-properties fo:language="en" fo:country="US" officeooo:rsid="004e542f"/>
    </style:style>
    <style:style style:name="T113" style:family="text">
      <style:text-properties fo:language="en" fo:country="US" officeooo:rsid="00502d37"/>
    </style:style>
    <style:style style:name="T114" style:family="text">
      <style:text-properties fo:language="en" fo:country="US" officeooo:rsid="0050fc0a"/>
    </style:style>
    <style:style style:name="T115" style:family="text">
      <style:text-properties fo:language="en" fo:country="US" officeooo:rsid="00529991"/>
    </style:style>
    <style:style style:name="T116" style:family="text">
      <style:text-properties fo:language="en" fo:country="US" officeooo:rsid="00542502"/>
    </style:style>
    <style:style style:name="T117" style:family="text">
      <style:text-properties fo:language="en" fo:country="US" officeooo:rsid="00581188"/>
    </style:style>
    <style:style style:name="T118" style:family="text">
      <style:text-properties fo:language="en" fo:country="US" officeooo:rsid="005c31f2"/>
    </style:style>
    <style:style style:name="T119" style:family="text">
      <style:text-properties fo:language="en" fo:country="US" officeooo:rsid="005d22f0"/>
    </style:style>
    <style:style style:name="T120" style:family="text">
      <style:text-properties fo:language="en" fo:country="US" officeooo:rsid="005df5dc"/>
    </style:style>
    <style:style style:name="T121" style:family="text">
      <style:text-properties fo:language="en" fo:country="US" officeooo:rsid="00615c2a"/>
    </style:style>
    <style:style style:name="T122" style:family="text">
      <style:text-properties fo:language="en" fo:country="US" officeooo:rsid="00617c4e"/>
    </style:style>
    <style:style style:name="T123" style:family="text">
      <style:text-properties fo:language="en" fo:country="US" officeooo:rsid="0063ea0f"/>
    </style:style>
    <style:style style:name="T124" style:family="text">
      <style:text-properties fo:language="en" fo:country="US" officeooo:rsid="0067b13b"/>
    </style:style>
    <style:style style:name="T125" style:family="text">
      <style:text-properties fo:language="en" fo:country="US" officeooo:rsid="006b413d"/>
    </style:style>
    <style:style style:name="T126" style:family="text">
      <style:text-properties fo:language="en" fo:country="US" officeooo:rsid="006c3ed7"/>
    </style:style>
    <style:style style:name="T127" style:family="text">
      <style:text-properties fo:language="en" fo:country="US" officeooo:rsid="00708fcb"/>
    </style:style>
    <style:style style:name="T128" style:family="text">
      <style:text-properties fo:language="en" fo:country="US" officeooo:rsid="00be2941"/>
    </style:style>
    <style:style style:name="T129" style:family="text">
      <style:text-properties fo:language="en" fo:country="US" officeooo:rsid="00868f23"/>
    </style:style>
    <style:style style:name="T130" style:family="text">
      <style:text-properties fo:language="en" fo:country="US" officeooo:rsid="00bff362"/>
    </style:style>
    <style:style style:name="T131" style:family="text">
      <style:text-properties fo:language="en" fo:country="US" officeooo:rsid="00c18fd2"/>
    </style:style>
    <style:style style:name="T132" style:family="text">
      <style:text-properties fo:language="en" fo:country="US" officeooo:rsid="00c423e3"/>
    </style:style>
    <style:style style:name="T133" style:family="text">
      <style:text-properties fo:language="en" fo:country="US" officeooo:rsid="006357d1"/>
    </style:style>
    <style:style style:name="T134" style:family="text">
      <style:text-properties fo:language="en" fo:country="US" officeooo:rsid="00e54f80"/>
    </style:style>
    <style:style style:name="T135" style:family="text">
      <style:text-properties fo:language="en" fo:country="US" officeooo:rsid="010bb6c3"/>
    </style:style>
    <style:style style:name="T136" style:family="text">
      <style:text-properties fo:language="en" fo:country="US" officeooo:rsid="011336b5"/>
    </style:style>
    <style:style style:name="T137" style:family="text">
      <style:text-properties fo:language="en" fo:country="US" officeooo:rsid="01145267"/>
    </style:style>
    <style:style style:name="T138" style:family="text">
      <style:text-properties fo:language="en" fo:country="US" officeooo:rsid="0111ece7"/>
    </style:style>
    <style:style style:name="T139" style:family="text">
      <style:text-properties officeooo:rsid="0020cb09"/>
    </style:style>
    <style:style style:name="T140" style:family="text">
      <style:text-properties officeooo:rsid="002868c0"/>
    </style:style>
    <style:style style:name="T141" style:family="text">
      <style:text-properties officeooo:rsid="002a1d14"/>
    </style:style>
    <style:style style:name="T142" style:family="text">
      <style:text-properties officeooo:rsid="003acfca"/>
    </style:style>
    <style:style style:name="T143" style:family="text">
      <style:text-properties officeooo:rsid="003bea2f"/>
    </style:style>
    <style:style style:name="T144" style:family="text">
      <style:text-properties officeooo:rsid="0050fc0a"/>
    </style:style>
    <style:style style:name="T145" style:family="text">
      <style:text-properties officeooo:rsid="00529991"/>
    </style:style>
    <style:style style:name="T146" style:family="text">
      <style:text-properties officeooo:rsid="00542502"/>
    </style:style>
    <style:style style:name="T147" style:family="text">
      <style:text-properties officeooo:rsid="0055df5d"/>
    </style:style>
    <style:style style:name="T148" style:family="text">
      <style:text-properties officeooo:rsid="00581188"/>
    </style:style>
    <style:style style:name="T149" style:family="text">
      <style:text-properties officeooo:rsid="005c31f2"/>
    </style:style>
    <style:style style:name="T150" style:family="text">
      <style:text-properties officeooo:rsid="005d9992"/>
    </style:style>
    <style:style style:name="T151" style:family="text">
      <style:text-properties officeooo:rsid="005df5dc"/>
    </style:style>
    <style:style style:name="T152" style:family="text">
      <style:text-properties officeooo:rsid="00615c2a"/>
    </style:style>
    <style:style style:name="T153" style:family="text">
      <style:text-properties officeooo:rsid="006357d1"/>
    </style:style>
    <style:style style:name="T154" style:family="text">
      <style:text-properties officeooo:rsid="0063ea0f"/>
    </style:style>
    <style:style style:name="T155" style:family="text">
      <style:text-properties officeooo:rsid="006c3ed7"/>
    </style:style>
    <style:style style:name="T156" style:family="text">
      <style:text-properties officeooo:rsid="007e4b91"/>
    </style:style>
    <style:style style:name="T157" style:family="text">
      <style:text-properties officeooo:rsid="00868f23"/>
    </style:style>
    <style:style style:name="T158" style:family="text">
      <style:text-properties officeooo:rsid="008b4a54"/>
    </style:style>
    <style:style style:name="T159" style:family="text">
      <style:text-properties officeooo:rsid="00963f7b"/>
    </style:style>
    <style:style style:name="T160" style:family="text">
      <style:text-properties officeooo:rsid="0098295e"/>
    </style:style>
    <style:style style:name="T161" style:family="text">
      <style:text-properties style:text-position="super 58%" officeooo:rsid="0099e10b"/>
    </style:style>
    <style:style style:name="T162" style:family="text">
      <style:text-properties fo:font-style="normal" style:font-style-asian="normal" style:font-style-complex="normal"/>
    </style:style>
    <style:style style:name="T163" style:family="text">
      <style:text-properties fo:font-style="normal" officeooo:rsid="009ab27a" style:font-style-asian="normal" style:font-style-complex="normal"/>
    </style:style>
    <style:style style:name="T164" style:family="text">
      <style:text-properties fo:font-style="normal" officeooo:rsid="009c0277" style:font-style-asian="normal" style:font-style-complex="normal"/>
    </style:style>
    <style:style style:name="T165" style:family="text">
      <style:text-properties fo:font-style="normal" officeooo:rsid="009c2176" style:font-style-asian="normal" style:font-style-complex="normal"/>
    </style:style>
    <style:style style:name="T166" style:family="text">
      <style:text-properties fo:font-style="normal" officeooo:rsid="009c92d1" style:font-style-asian="normal" style:font-style-complex="normal"/>
    </style:style>
    <style:style style:name="T167" style:family="text">
      <style:text-properties fo:font-style="normal" officeooo:rsid="00a6b2ee" style:font-style-asian="normal" style:font-style-complex="normal"/>
    </style:style>
    <style:style style:name="T168" style:family="text">
      <style:text-properties fo:font-style="normal" officeooo:rsid="00783fe5" style:font-style-asian="normal" style:font-style-complex="normal"/>
    </style:style>
    <style:style style:name="T169" style:family="text">
      <style:text-properties fo:font-style="normal" officeooo:rsid="009117d5" style:font-style-asian="normal" style:font-style-complex="normal"/>
    </style:style>
    <style:style style:name="T170" style:family="text">
      <style:text-properties fo:font-style="normal" officeooo:rsid="00c18fd2" style:font-style-asian="normal" style:font-style-complex="normal"/>
    </style:style>
    <style:style style:name="T171" style:family="text">
      <style:text-properties fo:font-variant="normal" fo:text-transform="none" fo:color="#000000" style:font-name="serif" fo:font-size="12pt" fo:letter-spacing="normal" fo:font-style="normal" fo:font-weight="normal" style:font-size-asian="12pt" style:font-size-complex="12pt"/>
    </style:style>
    <style:style style:name="T172"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73"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74"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75"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176"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177"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178"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179"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180"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181"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182"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183"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184"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185"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186"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187"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188"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189"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190"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191"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192"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193"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194"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195"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196"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197"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198" style:family="text">
      <style:text-properties fo:font-variant="normal" fo:text-transform="none" fo:color="#c7254e" style:font-name="Liberation Sans" fo:font-size="12pt" fo:letter-spacing="normal" fo:language="en" fo:country="US" fo:font-style="normal" fo:font-weight="normal" officeooo:rsid="01145267" fo:background-color="#f9f2f4" loext:char-shading-value="0" style:font-size-asian="12pt" style:font-style-asian="normal" style:font-size-complex="12pt" style:font-style-complex="normal" loext:padding="0in" loext:border="none"/>
    </style:style>
    <style:style style:name="T199" style:family="text">
      <style:text-properties fo:font-variant="normal" fo:text-transform="none" fo:color="#c7254e" style:font-name="Liberation Sans" fo:font-size="12pt" fo:letter-spacing="normal" fo:language="en" fo:country="US" fo:font-style="normal" fo:font-weight="normal" fo:background-color="#f9f2f4" loext:char-shading-value="0" style:font-size-asian="12pt" style:font-style-asian="normal" style:font-size-complex="12pt" style:font-style-complex="normal" loext:padding="0in" loext:border="none"/>
    </style:style>
    <style:style style:name="T200" style:family="text">
      <style:text-properties fo:font-variant="normal" fo:text-transform="none" fo:color="#c7254e" style:font-name="Liberation Sans" fo:font-size="12pt" fo:letter-spacing="normal" fo:language="en" fo:country="US" fo:font-style="normal" fo:font-weight="normal" officeooo:rsid="011f3ba8" fo:background-color="#f9f2f4" loext:char-shading-value="0" style:font-size-asian="12pt" style:font-style-asian="normal" style:font-size-complex="12pt" style:font-style-complex="normal" loext:padding="0in" loext:border="none"/>
    </style:style>
    <style:style style:name="T201" style:family="text">
      <style:text-properties officeooo:rsid="00a05add"/>
    </style:style>
    <style:style style:name="T202" style:family="text">
      <style:text-properties officeooo:rsid="00a241a4"/>
    </style:style>
    <style:style style:name="T203" style:family="text">
      <style:text-properties officeooo:rsid="00a39d2b"/>
    </style:style>
    <style:style style:name="T204" style:family="text">
      <style:text-properties officeooo:rsid="00a6b2ee"/>
    </style:style>
    <style:style style:name="T205" style:family="text">
      <style:text-properties fo:font-weight="bold" officeooo:rsid="00c423e3" style:font-weight-asian="bold" style:font-weight-complex="bold"/>
    </style:style>
    <style:style style:name="T206" style:family="text">
      <style:text-properties officeooo:rsid="00bff362"/>
    </style:style>
    <style:style style:name="T207" style:family="text">
      <style:text-properties officeooo:rsid="00c423e3"/>
    </style:style>
    <style:style style:name="T208" style:family="text">
      <style:text-properties fo:font-size="12pt" fo:language="el" fo:country="GR" fo:font-weight="normal" officeooo:rsid="003e38c0" style:font-size-asian="10.5pt" style:font-weight-asian="normal" style:font-size-complex="12pt" style:font-weight-complex="normal"/>
    </style:style>
    <style:style style:name="T209" style:family="text">
      <style:text-properties fo:font-size="12pt" fo:language="el" fo:country="GR" fo:font-weight="normal" officeooo:rsid="003d9f30" style:font-size-asian="10.5pt" style:font-weight-asian="normal" style:font-size-complex="12pt" style:font-weight-complex="normal"/>
    </style:style>
    <style:style style:name="T210" style:family="text">
      <style:text-properties fo:font-size="12pt" fo:language="el" fo:country="GR" fo:font-weight="normal" officeooo:rsid="004013a4" style:font-size-asian="10.5pt" style:font-weight-asian="normal" style:font-size-complex="12pt" style:font-weight-complex="normal"/>
    </style:style>
    <style:style style:name="T211" style:family="text">
      <style:text-properties fo:font-size="12pt" fo:language="el" fo:country="GR" fo:font-weight="normal" officeooo:rsid="004070b3" style:font-size-asian="10.5pt" style:font-weight-asian="normal" style:font-size-complex="12pt" style:font-weight-complex="normal"/>
    </style:style>
    <style:style style:name="T212" style:family="text">
      <style:text-properties fo:font-size="12pt" fo:language="el" fo:country="GR" fo:font-weight="normal" officeooo:rsid="0044384b" style:font-size-asian="10.5pt" style:font-weight-asian="normal" style:font-size-complex="12pt" style:font-weight-complex="normal"/>
    </style:style>
    <style:style style:name="T213" style:family="text">
      <style:text-properties fo:font-size="12pt" fo:language="el" fo:country="GR" fo:font-weight="normal" officeooo:rsid="00446209" style:font-size-asian="10.5pt" style:font-weight-asian="normal" style:font-size-complex="12pt" style:font-weight-complex="normal"/>
    </style:style>
    <style:style style:name="T214" style:family="text">
      <style:text-properties fo:font-size="12pt" fo:language="el" fo:country="GR" fo:font-weight="normal" officeooo:rsid="00457a7b" style:font-size-asian="10.5pt" style:font-weight-asian="normal" style:font-size-complex="12pt" style:font-weight-complex="normal"/>
    </style:style>
    <style:style style:name="T215" style:family="text">
      <style:text-properties fo:font-size="12pt" fo:language="en" fo:country="US" fo:font-weight="normal" officeooo:rsid="003e38c0" style:font-size-asian="10.5pt" style:font-weight-asian="normal" style:font-size-complex="12pt" style:font-weight-complex="normal"/>
    </style:style>
    <style:style style:name="T216" style:family="text">
      <style:text-properties fo:font-size="12pt" fo:language="en" fo:country="US" fo:font-weight="normal" officeooo:rsid="004070b3" style:font-size-asian="10.5pt" style:font-weight-asian="normal" style:font-size-complex="12pt" style:font-weight-complex="normal"/>
    </style:style>
    <style:style style:name="T217" style:family="text">
      <style:text-properties style:font-name="Liberation Sans"/>
    </style:style>
    <style:style style:name="T218" style:family="text">
      <style:text-properties style:font-name="Liberation Sans" fo:font-size="12pt" fo:language="el" fo:country="GR" style:font-size-asian="12pt" style:font-size-complex="12pt"/>
    </style:style>
    <style:style style:name="T219" style:family="text">
      <style:text-properties style:font-name="Liberation Sans" fo:font-size="12pt" fo:language="el" fo:country="GR" officeooo:rsid="00d452a3" style:font-size-asian="12pt" style:font-size-complex="12pt"/>
    </style:style>
    <style:style style:name="T220" style:family="text">
      <style:text-properties style:font-name="Liberation Sans" fo:font-size="12pt" fo:language="el" fo:country="GR" officeooo:rsid="00c7ada8" style:font-size-asian="12pt" style:font-size-complex="12pt"/>
    </style:style>
    <style:style style:name="T221" style:family="text">
      <style:text-properties style:font-name="Liberation Sans" fo:font-size="12pt" fo:language="el" fo:country="GR" officeooo:rsid="00c9a03b" style:font-size-asian="12pt" style:font-size-complex="12pt"/>
    </style:style>
    <style:style style:name="T222" style:family="text">
      <style:text-properties style:font-name="Liberation Sans" fo:font-size="12pt" fo:language="el" fo:country="GR" officeooo:rsid="00d1bda8" style:font-size-asian="12pt" style:font-size-complex="12pt"/>
    </style:style>
    <style:style style:name="T223" style:family="text">
      <style:text-properties style:font-name="Liberation Sans" fo:font-size="12pt" fo:language="el" fo:country="GR" officeooo:rsid="00c88cc6" style:font-size-asian="12pt" style:font-size-complex="12pt"/>
    </style:style>
    <style:style style:name="T224" style:family="text">
      <style:text-properties style:font-name="Liberation Sans" fo:font-size="12pt" fo:language="el" fo:country="GR" officeooo:rsid="00c8e74b" style:font-size-asian="12pt" style:font-size-complex="12pt"/>
    </style:style>
    <style:style style:name="T225" style:family="text">
      <style:text-properties style:font-name="Liberation Sans" fo:font-size="12pt" fo:language="en" fo:country="US" style:font-size-asian="12pt" style:font-size-complex="12pt"/>
    </style:style>
    <style:style style:name="T226" style:family="text">
      <style:text-properties style:font-name="Liberation Sans" fo:font-size="12pt" fo:language="en" fo:country="US" officeooo:rsid="00c7ada8" style:font-size-asian="12pt" style:font-size-complex="12pt"/>
    </style:style>
    <style:style style:name="T227" style:family="text">
      <style:text-properties style:font-name="Liberation Sans" fo:language="el" fo:country="GR"/>
    </style:style>
    <style:style style:name="T228" style:family="text">
      <style:text-properties style:font-name="Liberation Sans" fo:language="el" fo:country="GR" officeooo:rsid="010bb6c3"/>
    </style:style>
    <style:style style:name="T229" style:family="text">
      <style:text-properties style:font-name="Liberation Sans" fo:language="el" fo:country="GR" officeooo:rsid="010bc30d"/>
    </style:style>
    <style:style style:name="T230" style:family="text">
      <style:text-properties style:font-name="Liberation Sans" fo:language="el" fo:country="GR" officeooo:rsid="010c80c8"/>
    </style:style>
    <style:style style:name="T231" style:family="text">
      <style:text-properties style:font-name="Liberation Sans" fo:language="el" fo:country="GR" officeooo:rsid="010dbb25"/>
    </style:style>
    <style:style style:name="T232" style:family="text">
      <style:text-properties style:font-name="Liberation Sans" fo:language="el" fo:country="GR" officeooo:rsid="01145267"/>
    </style:style>
    <style:style style:name="T233" style:family="text">
      <style:text-properties style:font-name="Liberation Sans" fo:language="el" fo:country="GR" officeooo:rsid="01155b9b"/>
    </style:style>
    <style:style style:name="T234" style:family="text">
      <style:text-properties style:font-name="Liberation Sans" fo:language="el" fo:country="GR" officeooo:rsid="011572db"/>
    </style:style>
    <style:style style:name="T235" style:family="text">
      <style:text-properties style:font-name="Liberation Sans" fo:language="el" fo:country="GR" officeooo:rsid="01168201"/>
    </style:style>
    <style:style style:name="T236" style:family="text">
      <style:text-properties style:font-name="Liberation Sans" fo:language="el" fo:country="GR" officeooo:rsid="0116eb3f"/>
    </style:style>
    <style:style style:name="T237" style:family="text">
      <style:text-properties style:font-name="Liberation Sans" fo:language="el" fo:country="GR" officeooo:rsid="011b11dd"/>
    </style:style>
    <style:style style:name="T238" style:family="text">
      <style:text-properties style:font-name="Liberation Sans" fo:language="en" fo:country="US" officeooo:rsid="010bb6c3"/>
    </style:style>
    <style:style style:name="T239" style:family="text">
      <style:text-properties style:font-name="Liberation Sans" fo:language="en" fo:country="US" officeooo:rsid="010c80c8"/>
    </style:style>
    <style:style style:name="T240" style:family="text">
      <style:text-properties style:font-name="Liberation Sans" fo:language="en" fo:country="US" officeooo:rsid="01155b9b"/>
    </style:style>
    <style:style style:name="T241" style:family="text">
      <style:text-properties style:font-name="Liberation Sans" fo:language="en" fo:country="US" officeooo:rsid="011b11dd"/>
    </style:style>
    <style:style style:name="T242" style:family="text">
      <style:text-properties style:font-name="Liberation Sans" fo:language="en" fo:country="US" officeooo:rsid="011d8234"/>
    </style:style>
    <style:style style:name="T243" style:family="text">
      <style:text-properties style:font-name="Liberation Sans" fo:language="en" fo:country="US" officeooo:rsid="0120520d"/>
    </style:style>
    <style:style style:name="T244" style:family="text">
      <style:text-properties style:font-name="Liberation Sans" fo:language="en" fo:country="US" officeooo:rsid="01214604"/>
    </style:style>
    <style:style style:name="T245" style:family="text">
      <style:text-properties style:font-name="Liberation Sans" fo:language="en" fo:country="US" officeooo:rsid="01219803"/>
    </style:style>
    <style:style style:name="T246" style:family="text">
      <style:text-properties style:font-name="Liberation Sans" officeooo:rsid="010bb6c3"/>
    </style:style>
    <style:style style:name="T247" style:family="text">
      <style:text-properties style:font-name="Liberation Sans" officeooo:rsid="011d8234"/>
    </style:style>
    <style:style style:name="T248" style:family="text">
      <style:text-properties style:font-name="Liberation Sans" officeooo:rsid="011f3ba8"/>
    </style:style>
    <style:style style:name="T249" style:family="text">
      <style:text-properties style:font-name="Liberation Sans" officeooo:rsid="01200efd"/>
    </style:style>
    <style:style style:name="T250" style:family="text">
      <style:text-properties style:font-name="Liberation Sans" officeooo:rsid="0120520d"/>
    </style:style>
    <style:style style:name="T251" style:family="text">
      <style:text-properties style:font-name="Liberation Sans" officeooo:rsid="01214604"/>
    </style:style>
    <style:style style:name="T252" style:family="text">
      <style:text-properties style:font-name="Liberation Sans" officeooo:rsid="01219803"/>
    </style:style>
    <style:style style:name="T253" style:family="text">
      <style:text-properties style:font-name="Liberation Sans" officeooo:rsid="012303bd"/>
    </style:style>
    <style:style style:name="T254" style:family="text">
      <style:text-properties officeooo:rsid="00dfdfe0"/>
    </style:style>
    <style:style style:name="T255" style:family="text">
      <style:text-properties officeooo:rsid="00e1173c"/>
    </style:style>
    <style:style style:name="T256" style:family="text">
      <style:text-properties officeooo:rsid="010bb6c3"/>
    </style:style>
    <style:style style:name="T257" style:family="text">
      <style:text-properties officeooo:rsid="01145267"/>
    </style:style>
    <style:style style:name="T258" style:family="text">
      <style:text-properties officeooo:rsid="011572db"/>
    </style:style>
    <style:style style:name="T259" style:family="text">
      <style:text-properties officeooo:rsid="011d8234"/>
    </style:style>
    <style:style style:name="T260" style:family="text">
      <style:text-properties officeooo:rsid="012303b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p text:style-name="P36"/>
      <text:p text:style-name="P17"><text:tab/><text:tab/><text:tab/><text:span text:style-name="T254">Περιγραφή αρχικής συνάρτησης</text:span></text:p>
      <text:p text:style-name="P17"/>
      <text:p text:style-name="P35"><text:span text:style-name="T49">Καλούμαστε να υλοποιήσουμε ένα επιταχυντή σε αναδιατασσόμενη λογική για την συνάρτηση </text:span><text:span text:style-name="T109">MyFunc </text:span><text:span text:style-name="T49">που δίνεται. </text:span><text:span text:style-name="T208">Δ</text:span><text:span text:style-name="T49">έχεται </text:span><text:span text:style-name="T209">δύο</text:span><text:span text:style-name="T49"> πίνακες εισόδου (</text:span><text:span text:style-name="T109">data0 ,data1) </text:span><text:span text:style-name="T49">, ένα πίνακα εξόδου </text:span><text:span text:style-name="T109">(data2)</text:span><text:span text:style-name="T49">, την οριακή τιμή των αποτελεσμάτων </text:span><text:span text:style-name="T109">(threshold</text:span><text:span text:style-name="T49">) και δύο μεταβλητές που δείχνουν το μέγεθος των πινάκων (</text:span><text:span text:style-name="T109">size, dim)</text:span><text:span text:style-name="T49">. </text:span><text:span text:style-name="T50">Η συνάρτηση υπολογίζει τα δεδομένα ανά </text:span><text:span text:style-name="T208">“</text:span><text:span text:style-name="T215">dim-</text:span><text:span text:style-name="T208">αδες” και ξεκινάει αρχικοποιώντας </text:span><text:span text:style-name="T210">την έξοδο. Συνεχίζει κάνοντας </text:span><text:span text:style-name="T211">τον υπολογισμό της “</text:span><text:span text:style-name="T216">dim-</text:span><text:span text:style-name="T211">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212">βαί</text:span><text:span text:style-name="T211">νεται μέχρι και τέσσερις φορές, τρεις εγγραφές και μία σύγκριση. </text:span><text:span text:style-name="T213">Επίσης, τα δεδομένα εισόδου δ</text:span><text:span text:style-name="T214">ιαβάζονται</text:span><text:span text:style-name="T213"> πολλές φορές απευθείας από την μνήμη. Αν η συνάρτηση μεταφερθεί απευθείας σε αναδιατασσόμενη λογική, οι παραπάνω παρατηρήσεις θα </text:span><text:span text:style-name="T214">δημιουργήσουν</text:span><text:span text:style-name="T213"> σημαντική επιβράδυνση.</text:span></text:p>
      <text:h text:style-name="Heading_20_3" text:outline-level="3"/>
      <text:h text:style-name="P57" text:outline-level="3">Target device architecture</text:h>
      <text:p text:style-name="Standard"/>
      <text:p text:style-name="P17"><text:span text:style-name="T219">Η συσκευή προορισμού</text:span><text:span text:style-name="T226"> </text:span><text:span text:style-name="T220">τ</text:span><text:span text:style-name="T221">ου επιταχυντή</text:span><text:span text:style-name="T220"> είναι το </text:span><text:span text:style-name="T225">ZedBoard development board,</text:span><text:span text:style-name="T218"> </text:span><text:span text:style-name="T222">το οποίο</text:span><text:span text:style-name="T223"> αν</text:span><text:span text:style-name="T224">ή</text:span><text:span text:style-name="T223">κει στην οικογένεια </text:span><text:span text:style-name="T173">Zynq-7000. </text:span><text:span text:style-name="T183">Η οικογένεια </text:span><text:span text:style-name="T184">βασίζεται στην αρχιτεκτονική </text:span><text:span text:style-name="T174">System on Chip </text:span><text:span text:style-name="T185">(</text:span><text:span text:style-name="T175">SoC)</text:span><text:span text:style-name="T174"> </text:span><text:span text:style-name="T184">και</text:span><text:span text:style-name="T183"> ενσωματώνει </text:span><text:span text:style-name="T186">την δυνατότητα για προγραμματισμό λογισμικού πάνω σε έναν επεξεργαστή </text:span><text:span text:style-name="T176">ARM </text:span><text:span text:style-name="T186">αρχιτεκτονικής με την δυνατότητα για προγραμματισμό </text:span><text:span text:style-name="T176">hardware </text:span><text:span text:style-name="T187">πάνω σε μια </text:span><text:span text:style-name="T177">FPGA. </text:span><text:span text:style-name="T188">Εκτός από τ</text:span><text:span text:style-name="T189">ις υπολογιστικές μονάδες (</text:span><text:span text:style-name="T178">CP</text:span><text:span text:style-name="T179">U &amp; FPGA)</text:span><text:span text:style-name="T180">, </text:span><text:span text:style-name="T188">περιέχει </text:span><text:span text:style-name="T181">controllers </text:span><text:span text:style-name="T190">και περιφερειακά όπως </text:span><text:span text:style-name="T181">PCIe </text:span><text:span text:style-name="T190">και </text:span><text:span text:style-name="T181">DRAM. </text:span><text:span text:style-name="T191">Σε αυτήν την αρχιτεκτονική, ο επεξεργαστής και η </text:span><text:span text:style-name="T182">FPGA </text:span><text:span text:style-name="T191">είναι απευθείας συνδεδεμένοι μέσω </text:span><text:span text:style-name="T182">interconnect </text:span><text:span text:style-name="T191">και έχουν και οι δύο πρόσβαση στην περιφερειακή μνήμη της συσκευής (</text:span><text:span text:style-name="T182">DRAM).</text:span></text:p>
      <text:h text:style-name="P60" text:outline-level="3"><text:soft-page-break/>Προετοιμασία περιβάλλοντος επιταχυντή</text:h>
      <text:p text:style-name="Standard"/>
      <text:p text:style-name="P17">Πριν την υλοποίηση του <text:span text:style-name="T76">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78">myfunc</text:span><text:span text:style-name="T44">()</text:span><text:span text:style-name="T83">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84">false negative </text:span><text:span text:style-name="T85">matches</text:span><text:span text:style-name="T84"> </text:span><text:span text:style-name="T6">λόγω </text:span><text:span text:style-name="T7">διαφορετικής</text:span><text:span text:style-name="T6"> ακρίβειας </text:span><text:span text:style-name="T85">floats </text:span><text:span text:style-name="T7">μεταξύ </text:span><text:span text:style-name="T86">software </text:span><text:span text:style-name="T7">και </text:span><text:span text:style-name="T86">hardware</text:span><text:span text:style-name="T85">. </text:span><text:span text:style-name="T8">Η στρογγυλοποίηση γίνεται </text:span><text:span text:style-name="T9">αξιοποιώντας την έτοιμη υλοποίηση της συνάρτησης </text:span><text:span text:style-name="T79">sprintf()</text:span><text:span text:style-name="T87">.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7">Εκτός από τον έλεγχο ορθότητας, πρέπει να δημιουργηθεί και ένας μηχανισμός για την αξιολόγηση της επίδοσης του επιταχυντή. <text:span text:style-name="T46">Ως μέτρο σύγκρισης </text:span><text:span text:style-name="T47">χρησιμοποιείται</text:span><text:span text:style-name="T46"> ο χρόνος εκτέλεσης. </text:span><text:span text:style-name="T48">Αρχικά, χ</text:span><text:span text:style-name="T46">ρονομετρούνται ξεχωριστά</text:span><text:span text:style-name="T45"> </text:span><text:span text:style-name="T46">η </text:span><text:span text:style-name="T139">αρχική συνάρτηση σε </text:span><text:span text:style-name="T104">software </text:span><text:span text:style-name="T45">και </text:span><text:span text:style-name="T47">ο </text:span><text:span text:style-name="T45">επιταχυντή</text:span><text:span text:style-name="T47">ς</text:span><text:span text:style-name="T45"> σε </text:span><text:span text:style-name="T104">hardware. </text:span><text:span text:style-name="T45">Τέλος, εμφανίζονται οι χρόνοι εκτέλεσης, όπου μπορούν να χρησιμοποιηθούν για τον υπολογισμό του σχετικού </text:span><text:span text:style-name="T104">speedup.</text:span></text:p>
      <text:h text:style-name="Heading_20_3" text:outline-level="3"/>
      <text:h text:style-name="P61" text:outline-level="3"><text:span text:style-name="T206">Σχεδιαστικές</text:span> αποφάσεις</text:h>
      <text:p text:style-name="Standard"/>
      <text:p text:style-name="P30">2 επιταχυντές</text:p>
      <text:p text:style-name="P17"><text:span text:style-name="T51">Η πρώτη σχεδιαστική απόφαση που λήφθηκε, είναι να δημιουργηθούν 2 επιταχυντές </text:span><text:span text:style-name="T54">ίδιας </text:span><text:span text:style-name="T56">αρχιτεκτονικής</text:span><text:span text:style-name="T51">, </text:span><text:span text:style-name="T52">ένας</text:span><text:span text:style-name="T51"> για </text:span><text:span text:style-name="T110">dim </text:span><text:span text:style-name="T51">ίσο με </text:span><text:span text:style-name="T53">4</text:span><text:span text:style-name="T51"> και ένας για</text:span><text:span text:style-name="T110"> dim</text:span><text:span text:style-name="T51"> ίσο με 16. </text:span><text:span text:style-name="T53">Αλλάζοντας το </text:span><text:span text:style-name="T111">dim, </text:span><text:span text:style-name="T53">αλλάζει και ο τρόπος που υπολογίζεται η έξοδος. Επειδή το </text:span><text:span text:style-name="T111">hardware </text:span><text:span text:style-name="T53">δεν μπορεί να γίνει </text:span><text:span text:style-name="T111">allocate </text:span><text:span text:style-name="T5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4">Για να υλοποιηθεί αυτό, υπάρχουν δύο συναρτήσεις </text:span><text:span text:style-name="T66">(accel4 </text:span><text:span text:style-name="T67">και </text:span><text:span text:style-name="T66">accel16)</text:span><text:span text:style-name="T54"> όπου έχει αντικατασταθεί το </text:span><text:span text:style-name="T112">dim </text:span><text:span text:style-name="T54">με την αντίστοιχη σταθερά (4 ή 16). Έτσι τα όρια των εσωτερικών </text:span><text:span text:style-name="T112">loops </text:span><text:span text:style-name="T54">είναι γνωστά και μπορούν εύκολα να μεταφραστούν σε </text:span><text:span text:style-name="T112">hardware. </text:span><text:span text:style-name="T55">Επιπλέον, το μέγεθος του πίνακα </text:span><text:span text:style-name="T113">data0 </text:span><text:span text:style-name="T55">γίνεται γνωστό.</text:span></text:p>
      <text:p text:style-name="P23"/>
      <text:p text:style-name="P26">Διάβασμα πινάκων</text:p>
      <text:p text:style-name="P17">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77">data0 </text:span>επαναχρησιμοποιείται συνεχώς, ενώ τα δεδομένα του πίνακα <text:span text:style-name="T77">data1 </text:span>χρησιμοποιούνται μόνο για τον υπολογισμό της <text:span text:style-name="T144">αντίστοιχης</text:span> <text:span text:style-name="T77">dim-</text:span>αδας. <text:span text:style-name="T144">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144">μεγέθους </text:span><text:span text:style-name="T114">dim </text:span><text:span text:style-name="T144">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15">hardware </text:span><text:span text:style-name="T145">οι πίνακες θα μεταφραστούν ως </text:span><text:span text:style-name="T115">registers </text:span><text:span text:style-name="T146">όπου έχουν μικρότερο χρόνο πρόσβασης από την </text:span><text:span text:style-name="T116">dram</text:span><text:span text:style-name="T115">.</text:span></text:p>
      <text:p text:style-name="P17"/>
      <text:p text:style-name="P30">Αποθήκευση Αποτελεσμάτων</text:p>
      <text:p text:style-name="P17">Η τρίτη απόφαση <text:span text:style-name="T147">αλλάζει</text:span> τον τρόπο που αποθηκεύονται τα αποτελέσματα στην μνήμη. <text:span text:style-name="T147">Πρώτον, η μνήμη δεν χρειάζεται να αρχικοποιηθεί αν χρησιμοποιηθούν τοπικοί </text:span><text:span text:style-name="T117">accumulators </text:span><text:span text:style-name="T148">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18">threshold, </text:span><text:span text:style-name="T149">αφού αυτή μπορεί να γίνει απευθείας με τους </text:span><text:span text:style-name="T118">accumulator</text:span><text:span text:style-name="T119">s</text:span><text:span text:style-name="T118">. </text:span><text:span text:style-name="T150">Τέλος, γίνεται μόνο μία αποθήκευση στην μνήμη. Αν ικανοποιείται το </text:span><text:span text:style-name="T120">threshold </text:span><text:span text:style-name="T151">αποθηκεύονται τα αποτελέσματα των </text:span><text:span text:style-name="T120">accumulator, </text:span><text:span text:style-name="T151">αλλιώς</text:span><text:span text:style-name="T120"> </text:span><text:span text:style-name="T151">μηδενίζεται. Αυτή η διαδικασία μεταφράζεται στο </text:span><text:span text:style-name="T121">hardware </text:span><text:span text:style-name="T152">ως παραπάνω</text:span><text:span text:style-name="T121"> </text:span><text:span text:style-name="T122">registers</text:span><text:span text:style-name="T121"> </text:span><text:span text:style-name="T152">όπου αποθηκεύονται τα ενδιάμεσα αποτελέσματα.</text:span></text:p>
      <text:p text:style-name="P17"/>
      <text:p text:style-name="P31">Πλάτος καναλιών πινάκων</text:p>
      <text:p text:style-name="P18"><text:span text:style-name="T153">Το εργαλείο</text:span><text:span text:style-name="T133"> </text:span><text:span text:style-name="T77">Xilinx Vivado HLS</text:span> <text:span text:style-name="T154">θέτει αυτόματα το πλάτος ενός καναλιού (</text:span><text:span text:style-name="T123">bus) </text:span><text:span text:style-name="T57">ίσο με το μέγεθος του τύπου των δεδομένων που μεταφέρει. Αναγνωρίζει τους τύπους </text:span><text:span text:style-name="T59">από την</text:span><text:span text:style-name="T57"> δήλωση της συνάρτησης του επιταχυντή. </text:span><text:span text:style-name="T58">Σαν αποτέλεσμα, στους πίνακες μπορεί να </text:span><text:span text:style-name="T62">προσπελασθεί</text:span><text:span text:style-name="T58"> μόνο μια θέση ανά κύκλο</text:span><text:span text:style-name="T60"> και εμποδίζει την αύξηση της παραλληλίας στον επιταχυντή. </text:span><text:span text:style-name="T61">Πράγματι, υλοποιώντας μόνο τις προηγούμενες αποφάσεις, το </text:span><text:span text:style-name="T124">initiation interval </text:span><text:span text:style-name="T127">των</text:span><text:span text:style-name="T61"> </text:span><text:span text:style-name="T124">pipelined </text:span><text:span text:style-name="T61">επιταχυντ</text:span><text:span text:style-name="T65">ών</text:span><text:span text:style-name="T61"> είναι ίσο με </text:span><text:span text:style-name="T65">την μεταβλητή </text:span><text:span text:style-name="T127">dim</text:span><text:span text:style-name="T61">. Δηλαδή, </text:span><text:span text:style-name="T62">παράγει</text:span><text:span text:style-name="T61"> </text:span><text:span text:style-name="T68">μία dim-αδα</text:span><text:span text:style-name="T61"> αποτ</text:span><text:span text:style-name="T68">ε</text:span><text:span text:style-name="T61">λεσμ</text:span><text:span text:style-name="T68">άτων</text:span><text:span text:style-name="T61"> ανά 4 </text:span><text:span text:style-name="T65">ή 16</text:span><text:span text:style-name="T61"> κύκλους. </text:span><text:span text:style-name="T6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3">Πιο συγκεκριμένα, χρειάζεται να γίνει για τους πίνακες αγνώστου μεγέθους </text:span><text:span text:style-name="T125">data1 </text:span><text:span text:style-name="T63">και </text:span><text:span text:style-name="T125">data2.</text:span></text:p>
      <text:p text:style-name="Standard"/>
      <text:p text:style-name="P22">Για να μεγαλώσει το πλάτος των καναλιών του επιταχυντή, αλλάζει ο τύπος των δεδομένων στη δήλωση της συνάρτησης του. <text:span text:style-name="T155">Οι δείκτες των κατάλληλων πινάκων, αντί να είναι τύπου </text:span><text:span text:style-name="T126">float, </text:span><text:span text:style-name="T64">μετατρέπονται ώστε να είναι ενός τύπου με μέγεθος ίσο με το επιθυμητό πλάτος του </text:span><text:span text:style-name="T126">bus. </text:span><text:span text:style-name="T64">Χρησιμοποιώντας την βιβλιοθήκη “</text:span><text:span text:style-name="T80">ap_int.h</text:span><text:span text:style-name="T88">”,</text:span><text:span text:style-name="T80"> </text:span><text:span text:style-name="T12">κατασκευάζεται ένας τύπος </text:span><text:span text:style-name="T88">ap_uint </text:span><text:span text:style-name="T13">με το κατάλληλο μέγεθος. Τότε, για να χρησιμοποιηθούν τα δεδομένα εισόδου, πρέπει να γίνουν </text:span><text:span text:style-name="T89">unpack</text:span><text:span text:style-name="T13"> σε μεταβλητές τύπου </text:span><text:span text:style-name="T89">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90">pack </text:span><text:span text:style-name="T15">στο νέο τύπο δεδομένων.</text:span></text:p>
      <text:p text:style-name="P24"/>
      <text:p text:style-name="P28"><text:soft-page-break/><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91">initiation interval.</text:span><text:span text:style-name="T16"> </text:span><text:span text:style-name="T17">Επίσης, περιορίζεται και από τους διαθέσιμους πόρους του </text:span><text:span text:style-name="T92">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93">initiation interval </text:span><text:span text:style-name="T20">και την κατανάλωση πόρων.</text:span></text:p>
      <text:p text:style-name="Standard"/>
      <text:p text:style-name="P11"><text:span text:style-name="T168">A</text:span><text:span text:style-name="T162">ccel4 </text:span><text:span text:style-name="T169">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5">Size <text:span text:style-name="T157">(bits)</text:span></text:p>
          </table:table-cell>
          <table:table-cell table:style-name="Table2.A1" office:value-type="string">
            <text:p text:style-name="P46">Initiation interval <text:span text:style-name="T157">(cycles)</text:span></text:p>
          </table:table-cell>
          <table:table-cell table:style-name="Table2.A1" office:value-type="string">
            <text:p text:style-name="P45">BRAM_18K %</text:p>
          </table:table-cell>
          <table:table-cell table:style-name="Table2.A1" office:value-type="string">
            <text:p text:style-name="P45">DSP48E %</text:p>
          </table:table-cell>
          <table:table-cell table:style-name="Table2.A1" office:value-type="string">
            <text:p text:style-name="P45">FF %</text:p>
          </table:table-cell>
          <table:table-cell table:style-name="Table2.A1" office:value-type="string">
            <text:p text:style-name="P45">LUT %</text:p>
          </table:table-cell>
          <table:table-cell table:style-name="Table2.G1" office:value-type="string">
            <text:p text:style-name="P45">URAM %</text:p>
          </table:table-cell>
        </table:table-row>
        <table:table-row>
          <table:table-cell table:style-name="Table2.A2" office:value-type="string">
            <text:p text:style-name="P38">32</text:p>
          </table:table-cell>
          <table:table-cell table:style-name="Table2.A2" office:value-type="string">
            <text:p text:style-name="P39">4</text:p>
          </table:table-cell>
          <table:table-cell table:style-name="Table2.A2" office:value-type="string">
            <text:p text:style-name="P39">0</text:p>
          </table:table-cell>
          <table:table-cell table:style-name="Table2.A2" office:value-type="string">
            <text:p text:style-name="P39">9</text:p>
          </table:table-cell>
          <table:table-cell table:style-name="Table2.A2" office:value-type="string">
            <text:p text:style-name="P39">3</text:p>
          </table:table-cell>
          <table:table-cell table:style-name="Table2.A2" office:value-type="string">
            <text:p text:style-name="P39">8</text:p>
          </table:table-cell>
          <table:table-cell table:style-name="Table2.G2" office:value-type="string">
            <text:p text:style-name="P39">0</text:p>
          </table:table-cell>
        </table:table-row>
        <table:table-row>
          <table:table-cell table:style-name="Table2.A2" office:value-type="string">
            <text:p text:style-name="P38">64</text:p>
          </table:table-cell>
          <table:table-cell table:style-name="Table2.A2" office:value-type="string">
            <text:p text:style-name="P39">2</text:p>
          </table:table-cell>
          <table:table-cell table:style-name="Table2.A2" office:value-type="string">
            <text:p text:style-name="P39">0</text:p>
          </table:table-cell>
          <table:table-cell table:style-name="Table2.A2" office:value-type="string">
            <text:p text:style-name="P39">18</text:p>
          </table:table-cell>
          <table:table-cell table:style-name="Table2.A2" office:value-type="string">
            <text:p text:style-name="P42">4</text:p>
          </table:table-cell>
          <table:table-cell table:style-name="Table2.A2" office:value-type="string">
            <text:p text:style-name="P39">1<text:span text:style-name="T156">4</text:span></text:p>
          </table:table-cell>
          <table:table-cell table:style-name="Table2.G2" office:value-type="string">
            <text:p text:style-name="P39">0</text:p>
          </table:table-cell>
        </table:table-row>
        <table:table-row>
          <table:table-cell table:style-name="Table2.A2" office:value-type="string">
            <text:p text:style-name="P38">128</text:p>
          </table:table-cell>
          <table:table-cell table:style-name="Table2.A2" office:value-type="string">
            <text:p text:style-name="P39">1</text:p>
          </table:table-cell>
          <table:table-cell table:style-name="Table2.A2" office:value-type="string">
            <text:p text:style-name="P39">0</text:p>
          </table:table-cell>
          <table:table-cell table:style-name="Table2.A2" office:value-type="string">
            <text:p text:style-name="P39">36</text:p>
          </table:table-cell>
          <table:table-cell table:style-name="Table2.A2" office:value-type="string">
            <text:p text:style-name="P39">7</text:p>
          </table:table-cell>
          <table:table-cell table:style-name="Table2.A2" office:value-type="string">
            <text:p text:style-name="P39">24</text:p>
          </table:table-cell>
          <table:table-cell table:style-name="Table2.G2" office:value-type="string">
            <text:p text:style-name="P39">0</text:p>
          </table:table-cell>
        </table:table-row>
      </table:table>
      <text:p text:style-name="P25"/>
      <text:p text:style-name="P15">Accel16<text:span text:style-name="T77"> </text:span><text:span text:style-name="T96">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5">Size <text:span text:style-name="T157">(bits)</text:span></text:p>
          </table:table-cell>
          <table:table-cell table:style-name="Table3.A1" office:value-type="string">
            <text:p text:style-name="P46">Initiation interval <text:span text:style-name="T157">(cycles)</text:span></text:p>
          </table:table-cell>
          <table:table-cell table:style-name="Table3.A1" office:value-type="string">
            <text:p text:style-name="P45">BRAM_18K %</text:p>
          </table:table-cell>
          <table:table-cell table:style-name="Table3.A1" office:value-type="string">
            <text:p text:style-name="P45">DSP48E %</text:p>
          </table:table-cell>
          <table:table-cell table:style-name="Table3.A1" office:value-type="string">
            <text:p text:style-name="P45">FF %</text:p>
          </table:table-cell>
          <table:table-cell table:style-name="Table3.A1" office:value-type="string">
            <text:p text:style-name="P45">LUT %</text:p>
          </table:table-cell>
          <table:table-cell table:style-name="Table3.G1" office:value-type="string">
            <text:p text:style-name="P45">URAM %</text:p>
          </table:table-cell>
        </table:table-row>
        <table:table-row>
          <table:table-cell table:style-name="Table3.A2" office:value-type="string">
            <text:p text:style-name="P38">32</text:p>
          </table:table-cell>
          <table:table-cell table:style-name="Table3.A2" office:value-type="string">
            <text:p text:style-name="P40">16</text:p>
          </table:table-cell>
          <table:table-cell table:style-name="Table3.A2" office:value-type="string">
            <text:p text:style-name="P40">0</text:p>
          </table:table-cell>
          <table:table-cell table:style-name="Table3.A2" office:value-type="string">
            <text:p text:style-name="P40">36</text:p>
          </table:table-cell>
          <table:table-cell table:style-name="Table3.A2" office:value-type="string">
            <text:p text:style-name="P40">27</text:p>
          </table:table-cell>
          <table:table-cell table:style-name="Table3.A2" office:value-type="string">
            <text:p text:style-name="P40">40</text:p>
          </table:table-cell>
          <table:table-cell table:style-name="Table3.G2" office:value-type="string">
            <text:p text:style-name="P40">0</text:p>
          </table:table-cell>
        </table:table-row>
        <table:table-row>
          <table:table-cell table:style-name="Table3.A2" office:value-type="string">
            <text:p text:style-name="P38">64</text:p>
          </table:table-cell>
          <table:table-cell table:style-name="Table3.A2" office:value-type="string">
            <text:p text:style-name="P40">8</text:p>
          </table:table-cell>
          <table:table-cell table:style-name="Table3.A2" office:value-type="string">
            <text:p text:style-name="P40">0</text:p>
          </table:table-cell>
          <table:table-cell table:style-name="Table3.A2" office:value-type="string">
            <text:p text:style-name="P41">72</text:p>
          </table:table-cell>
          <table:table-cell table:style-name="Table3.A2" office:value-type="string">
            <text:p text:style-name="P41">40</text:p>
          </table:table-cell>
          <table:table-cell table:style-name="Table3.A2" office:value-type="string">
            <text:p text:style-name="P41">69</text:p>
          </table:table-cell>
          <table:table-cell table:style-name="Table3.G2" office:value-type="string">
            <text:p text:style-name="P40">0</text:p>
          </table:table-cell>
        </table:table-row>
        <table:table-row>
          <table:table-cell table:style-name="Table3.A2" office:value-type="string">
            <text:p text:style-name="P38">128</text:p>
          </table:table-cell>
          <table:table-cell table:style-name="Table3.A2" office:value-type="string">
            <text:p text:style-name="P40">4</text:p>
          </table:table-cell>
          <table:table-cell table:style-name="Table3.A2" office:value-type="string">
            <text:p text:style-name="P40">0</text:p>
          </table:table-cell>
          <table:table-cell table:style-name="Table3.A2" office:value-type="string">
            <text:p text:style-name="P41">144</text:p>
          </table:table-cell>
          <table:table-cell table:style-name="Table3.A2" office:value-type="string">
            <text:p text:style-name="P42">63</text:p>
          </table:table-cell>
          <table:table-cell table:style-name="Table3.A2" office:value-type="string">
            <text:p text:style-name="P42">120</text:p>
          </table:table-cell>
          <table:table-cell table:style-name="Table3.G2" office:value-type="string">
            <text:p text:style-name="P40">0</text:p>
          </table:table-cell>
        </table:table-row>
      </table:table>
      <text:p text:style-name="Text_20_body"/>
      <text:p text:style-name="P29">Από το<text:span text:style-name="T158">υς</text:span> <text:s/>πίνακ<text:span text:style-name="T158">ες</text:span> φαίνονται οι κατάλληλες τιμές για το πλάτος του <text:span text:style-name="T77">bus</text:span>. Στον accel4 <text:span text:style-name="T157">το ελάχιστο δυνατό </text:span><text:span text:style-name="T129">initiation interval</text:span><text:span text:style-name="T157"> επιτυγχάνεται με μέγεθος ίσο με 128 </text:span><text:span text:style-name="T129">bits</text:span><text:span text:style-name="T157">. Δηλαδή, διαβάζονται και γράφονται τέσσερις </text:span><text:span text:style-name="T129">floats</text:span><text:span text:style-name="T157"> ανά κύκλο. Στον accel16, με πλάτος 128 </text:span><text:span text:style-name="T129">bits</text:span><text:span text:style-name="T157"> και παραπάνω, οι ζητούμενοι πόροι ξεπερνάνε τους διαθέσιμους. Άρα το μεγαλύτερο υλοποιήσιμ</text:span><text:span text:style-name="T130">o</text:span><text:span text:style-name="T157"> μέγεθος για την πλατφόρμα που χρησιμοποιείται είναι 64 </text:span><text:span text:style-name="T129">bits</text:span><text:span text:style-name="T157">. Τότε, διαβάζονται και γράφονται δύο </text:span><text:span text:style-name="T129">floats</text:span><text:span text:style-name="T157"> ανά κύκλο.</text:span></text:p>
      <text:p text:style-name="Text_20_body"/>
      <text:p text:style-name="P32">Μεταβλητές σταθερής υποδιαστολής</text:p>
      <text:p text:style-name="P33">Παρατηρώντας την κατασκευή των δεδομένων εισόδου <text:span text:style-name="T159">στο </text:span><text:span text:style-name="T131">test-bench</text:span><text:span text:style-name="T159">, φαίνεται ότι οι πιθανές τιμές τους είναι από 0.0 έως 9.9 με βήμα 0.1. Επίσης, οι τιμές των αποτελεσμάτων για τον accel4 είναι από 0.00 μέχρι 392.04 </text:span><text:span text:style-name="T161">1</text:span><text:span text:style-name="T159">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81">ap_fixed.h</text:span><text:span text:style-name="T163">”, </text:span><text:span text:style-name="T164">οι μικρότεροι </text:span><text:span text:style-name="T94">lossless</text:span><text:span text:style-name="T164"> τύποι δεδομένων που μπορούν να κατασκευαστούν είναι της μορφής ap_</text:span><text:span text:style-name="T94">ufixed</text:span><text:span text:style-name="T164">&lt;17,4&gt; για την είσοδο και </text:span><text:span text:style-name="T94">ap_ufixed</text:span><text:span text:style-name="T164">&lt;34,10&gt; για την έξοδο. Ο πρώτος αριθμός ορίζει πόσα bits είναι πριν την υποδιαστολή και ο δεύτερος πόσα την ακολουθούν. </text:span><text:span text:style-name="T165">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70">έλεγχος</text:span><text:span text:style-name="T165"> εγκυρότητας. </text:span><text:span text:style-name="T166">Στον παρακάτω πίνακα φαίνεται η </text:span><text:span text:style-name="T167">α</text:span><text:span text:style-name="T166">π</text:span><text:span text:style-name="T167">ό</text:span><text:span text:style-name="T166">δοση και </text:span><text:span text:style-name="T22">η</text:span><text:span text:style-name="T166"> κατανάλωση πόρων του accel4 με </text:span><text:span text:style-name="T95">fixed</text:span><text:span text:style-name="T166"> και </text:span><text:span text:style-name="T95">floating</text:span><text:span text:style-name="T166"> </text:span><text:span text:style-name="T95">point</text:span><text:span text:style-name="T166"> αριθμούς, χωρίς να έχει γίνει η προηγούμενη βελτιστοποίηση.</text:span></text:p>
      <text:p text:style-name="P50"><text:soft-page-break/><text:span text:style-name="T161">1</text:span><text:span text:style-name="T160"><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8"><text:span text:style-name="T201">Data </text:span>type</text:p>
          </table:table-cell>
          <table:table-cell table:style-name="Table4.A1" office:value-type="string">
            <text:p text:style-name="P48">Estimated clock</text:p>
          </table:table-cell>
          <table:table-cell table:style-name="Table4.A1" office:value-type="string">
            <text:p text:style-name="P45">BRAM_18K %</text:p>
          </table:table-cell>
          <table:table-cell table:style-name="Table4.A1" office:value-type="string">
            <text:p text:style-name="P45">DSP48E %</text:p>
          </table:table-cell>
          <table:table-cell table:style-name="Table4.A1" office:value-type="string">
            <text:p text:style-name="P45">FF %</text:p>
          </table:table-cell>
          <table:table-cell table:style-name="Table4.A1" office:value-type="string">
            <text:p text:style-name="P45">LUT %</text:p>
          </table:table-cell>
          <table:table-cell table:style-name="Table4.G1" office:value-type="string">
            <text:p text:style-name="P45">URAM %</text:p>
          </table:table-cell>
        </table:table-row>
        <table:table-row>
          <table:table-cell table:style-name="Table4.A2" office:value-type="string">
            <text:p text:style-name="P48">Float<text:span text:style-name="T203">ing</text:span> <text:span text:style-name="T202">point</text:span></text:p>
          </table:table-cell>
          <table:table-cell table:style-name="Table4.A2" office:value-type="string">
            <text:p text:style-name="P49">7.974 <text:span text:style-name="T171">± </text:span><text:span text:style-name="T172">1.25</text:span></text:p>
          </table:table-cell>
          <table:table-cell table:style-name="Table4.A2" office:value-type="string">
            <text:p text:style-name="P47">0</text:p>
          </table:table-cell>
          <table:table-cell table:style-name="Table4.A2" office:value-type="string">
            <text:p text:style-name="P47">9</text:p>
          </table:table-cell>
          <table:table-cell table:style-name="Table4.A2" office:value-type="string">
            <text:p text:style-name="P47">3</text:p>
          </table:table-cell>
          <table:table-cell table:style-name="Table4.A2" office:value-type="string">
            <text:p text:style-name="P47">8</text:p>
          </table:table-cell>
          <table:table-cell table:style-name="Table4.G2" office:value-type="string">
            <text:p text:style-name="P47">0</text:p>
          </table:table-cell>
        </table:table-row>
        <table:table-row>
          <table:table-cell table:style-name="Table4.A2" office:value-type="string">
            <text:p text:style-name="P48">Fixed <text:span text:style-name="T202">point</text:span></text:p>
          </table:table-cell>
          <table:table-cell table:style-name="Table4.A2" office:value-type="string">
            <text:p text:style-name="P44">8.868 <text:span text:style-name="T171">± </text:span>1.25</text:p>
          </table:table-cell>
          <table:table-cell table:style-name="Table4.A2" office:value-type="string">
            <text:p text:style-name="P43">0</text:p>
          </table:table-cell>
          <table:table-cell table:style-name="Table4.A2" office:value-type="string">
            <text:p text:style-name="P43">7</text:p>
          </table:table-cell>
          <table:table-cell table:style-name="Table4.A2" office:value-type="string">
            <text:p text:style-name="P43">~0</text:p>
          </table:table-cell>
          <table:table-cell table:style-name="Table4.A2" office:value-type="string">
            <text:p text:style-name="P43">~0</text:p>
          </table:table-cell>
          <table:table-cell table:style-name="Table4.G2" office:value-type="string">
            <text:p text:style-name="P43">0</text:p>
          </table:table-cell>
        </table:table-row>
      </table:table>
      <text:p text:style-name="P17"/>
      <text:p text:style-name="P34">Πράγματι, η κατανάλωση πόρων μειώνεται, <text:span text:style-name="T204">αλλά</text:span> <text:span text:style-name="T207">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32">test-benches</text:span><text:span text:style-name="T207">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205">απορρίφθηκε</text:span><text:span text:style-name="T207">.</text:span></text:p>
      <text:h text:style-name="Heading_20_3" text:outline-level="3"/>
      <text:h text:style-name="P58" text:outline-level="3">HLS directives</text:h>
      <text:p text:style-name="Standard"/>
      <text:p text:style-name="P19"><text:span text:style-name="T69">Το εργαλείο </text:span><text:span text:style-name="T134">HLS, </text:span><text:span text:style-name="T69">για να μπορεί να κάνει </text:span><text:span text:style-name="T134">synthesize </text:span><text:span text:style-name="T69">και </text:span><text:span text:style-name="T134">C/RTL cosimulation, </text:span><text:span text:style-name="T69">χρειάζεται να </text:span><text:span text:style-name="T71">του προσδιοριστεί</text:span><text:span text:style-name="T69"> </text:span><text:span text:style-name="T70">με πιο πρωτόκολλο επικοινωνίας λειτουργούν οι </text:span><text:span text:style-name="T72">θύρες</text:span><text:span text:style-name="T70"> του επιταχυντή. Για αυτό χρησιμοποιείται η ντιρεκτίβα </text:span><text:span text:style-name="Source_20_Text"><text:span text:style-name="T192">INTERFACE</text:span></text:span><text:span text:style-name="T97">. </text:span><text:span text:style-name="T23">Τα σήματα </text:span><text:span text:style-name="T98">dim, size </text:span><text:span text:style-name="T23">και </text:span><text:span text:style-name="T98">threshold </text:span><text:span text:style-name="T23">έχουν γίνει </text:span><text:span text:style-name="T98">bundle </text:span><text:span text:style-name="T23">σε ένα </text:span><text:span text:style-name="T98">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193">ap_stable</text:span></text:span><text:span text:style-name="T98">.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99">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37"><text:span text:style-name="T29">Ο</text:span><text:span text:style-name="T1">ι πίνακες </text:span><text:span text:style-name="T82">data1 </text:span><text:span text:style-name="T1">και </text:span><text:span text:style-name="T82">data2 </text:span><text:span text:style-name="T1">είναι αγνώστου μεγέθους και χρειάζονται διαφορετικό </text:span><text:span text:style-name="T38">μέθοδο </text:span><text:span text:style-name="T39">επικοινωνίας.</text:span><text:span text:style-name="T1">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193">ap_</text:span></text:span><text:span text:style-name="Source_20_Text"><text:span text:style-name="T194">axis</text:span></text:span><text:span text:style-name="T100">. </text:span><text:span text:style-name="T40">Επίσης, το εργαλείο πρέπει να γνωρίζει κατά το </text:span><text:span text:style-name="T101">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102">argument </text:span><text:span text:style-name="Source_20_Text"><text:span text:style-name="T195">depth=&lt;int&gt;</text:span></text:span><text:span text:style-name="T102">. </text:span><text:span text:style-name="T43">Για να λειτουργήσει το </text:span><text:span text:style-name="T103">simulation </text:span><text:span text:style-name="T43">πρέπει η τιμή του να είναι ίση με την μεταβλητή </text:span><text:span text:style-name="T103">size.</text:span></text:p>
      <text:p text:style-name="Standard"/>
      <text:p text:style-name="P20">Προκαθορισμένα, <text:span text:style-name="T256">σ</text:span>το <text:span text:style-name="T77">Vivado HLS </text:span><text:span text:style-name="T135">ο </text:span><text:span text:style-name="T256">κάθε πίνακας υλοποιείται </text:span>σε μνήμη με ένα <text:span text:style-name="T77">port. </text:span>Σαν αποτέλεσμα, <text:span text:style-name="T256">ανά κύκλο </text:span>μπορ<text:span text:style-name="T256">εί να γίνει διάβασμα ή γράψιμο μόνο σε μία θέση κάθε πίνακα.</text:span><text:span text:style-name="T77"> </text:span>Ο επιταχυντής <text:span text:style-name="T256">απαιτεί</text:span> να διαβάζονται περισσότερες <text:span text:style-name="T256">ή και όλες οι θέσεις των πινάκων του για να λειτουργήσει αποδοτικά. Για αυτό χρησιμοποιείται η ντιρεκτίβα </text:span><text:span text:style-name="Source_20_Text"><text:span text:style-name="T196">array_partition</text:span></text:span><text:span text:style-name="Source_20_Text"><text:span text:style-name="T227">, </text:span></text:span><text:span text:style-name="Source_20_Text"><text:span text:style-name="T228">με το </text:span></text:span><text:span text:style-name="Source_20_Text"><text:span text:style-name="T238">argument </text:span></text:span><text:span text:style-name="Source_20_Text"><text:span text:style-name="T196">complete</text:span></text:span><text:span text:style-name="Source_20_Text"><text:span text:style-name="T228">. Έτσι, το εργαλείο υλοποιεί τον πίνακα ως μια συλλογή από καταχωρητές </text:span></text:span><text:soft-page-break/><text:span text:style-name="Source_20_Text"><text:span text:style-name="T229">και μπορεί να γίνει ταυτόχρονη πρόσβαση σε όλες τις θέσεις του. </text:span></text:span><text:span text:style-name="Source_20_Text"><text:span text:style-name="T230">Η ντιρεκτίβα χρησιμοποιείται για τους εσωτερικούς πίνακες που χρησιμοποιούνται στους υπολογισμούς.</text:span></text:span></text:p>
      <text:p text:style-name="P20"><text:span text:style-name="Source_20_Text"><text:span text:style-name="T230"/></text:span></text:p>
      <text:p text:style-name="P21"><text:span text:style-name="Source_20_Text"><text:span text:style-name="T230">Επειδή τα δεδομένα του </text:span></text:span><text:span text:style-name="Source_20_Text"><text:span text:style-name="T239">data0 </text:span></text:span><text:span text:style-name="Source_20_Text"><text:span text:style-name="T230">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239">loop </text:span></text:span><text:span text:style-name="Source_20_Text"><text:span text:style-name="T230">στην αρχή του προγράμματος το οποίο προσθέτει μια καθυστέρηση. Για να μειωθεί αυτό το </text:span></text:span><text:span text:style-name="Source_20_Text"><text:span text:style-name="T239">overhead, </text:span></text:span><text:span text:style-name="Source_20_Text"><text:span text:style-name="T230">χρησιμοποιείται η ντιρεκτίβα</text:span></text:span><text:span text:style-name="Source_20_Text"><text:span text:style-name="T238"> </text:span></text:span><text:span text:style-name="Source_20_Text"><text:span text:style-name="T197">unroll</text:span></text:span><text:span text:style-name="Source_20_Text"><text:span text:style-name="T228">. </text:span></text:span><text:span text:style-name="Source_20_Text"><text:span text:style-name="T230">Σαν αποτέλεσμα ο πίνακας αντιγράφεται ολόκληρος σε ένα κύκλο. Επίσης, το εργαλείο βλέποντας </text:span></text:span><text:span text:style-name="Source_20_Text"><text:span text:style-name="T231">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Standard"/>
      <text:p text:style-name="P56"><text:span text:style-name="T73">Το </text:span><text:span text:style-name="T138">Vivado HLS </text:span><text:span text:style-name="T73">μπορεί να εξάγει </text:span><text:span text:style-name="T74">το συνολικό </text:span><text:span text:style-name="T136">latency </text:span><text:span text:style-name="T74">κάθε </text:span><text:span text:style-name="T137">loop </text:span><text:span text:style-name="T74">εφόσον γνωρίζει τον </text:span><text:span text:style-name="T75">πλήθος</text:span><text:span text:style-name="T74"> των επαναλήψεων του. </text:span>Σ<text:span text:style-name="T258">τις</text:span> περιπτώσεις όπου η καθυστέρηση του βρόχου είναι άγνωστη ή δεν μπορεί να υπολογιστεί, <text:span text:style-name="T257">χρησιμοποιείται η ντιρεκτίβα </text:span><text:span text:style-name="Source_20_Text"><text:span text:style-name="T238"><text:s/></text:span></text:span><text:span text:style-name="Source_20_Text"><text:span text:style-name="T198">loop_tripcount</text:span></text:span><text:span text:style-name="Source_20_Text"><text:span text:style-name="T228"> </text:span></text:span><text:span text:style-name="Source_20_Text"><text:span text:style-name="T232">για να καθοριστούν ο ελάχιστος και ο μέγιστος αριθμός επαναλήψεων. </text:span></text:span><text:span text:style-name="Source_20_Text"><text:span text:style-name="T233">Τότε, το εργαλείο μπορεί να αναλύσει πως το </text:span></text:span><text:span text:style-name="Source_20_Text"><text:span text:style-name="T240">loop </text:span></text:span><text:span text:style-name="Source_20_Text"><text:span text:style-name="T233">συμβάλει στην συνολική καθυστέρηση του επιταχυντή. </text:span></text:span><text:span text:style-name="Source_20_Text"><text:span text:style-name="T236">Συνεπώς,</text:span></text:span><text:span text:style-name="Source_20_Text"><text:span text:style-name="T233"> κατά τον σχεδιασμό</text:span></text:span><text:span text:style-name="Source_20_Text"><text:span text:style-name="T236"> </text:span></text:span><text:span text:style-name="Source_20_Text"><text:span text:style-name="T234">μπορούν</text:span></text:span><text:span text:style-name="Source_20_Text"><text:span text:style-name="T233"> να βρεθούν </text:span></text:span><text:span text:style-name="Source_20_Text"><text:span text:style-name="T237">και να συγκριθούν</text:span></text:span><text:span text:style-name="Source_20_Text"><text:span text:style-name="T233"> βελτιστοποιήσεις κατάλληλες </text:span></text:span><text:span text:style-name="Source_20_Text"><text:span text:style-name="T237">για το </text:span></text:span><text:span text:style-name="Source_20_Text"><text:span text:style-name="T241">loop</text:span></text:span><text:span text:style-name="Source_20_Text"><text:span text:style-name="T233">. Η ντιρεκτίβα δεν επιφέρει καμία </text:span></text:span><text:span text:style-name="Source_20_Text"><text:span text:style-name="T236">αλλαγή</text:span></text:span><text:span text:style-name="Source_20_Text"><text:span text:style-name="T233"> στην απόδοση ή την λειτουργία του επιταχυντή </text:span></text:span><text:span text:style-name="Source_20_Text"><text:span text:style-name="T235">αλλά βοηθάει κατά την σχεδίαση του.</text:span></text:span></text:p>
      <text:p text:style-name="P51"/>
      <text:p text:style-name="P52">Η <text:span text:style-name="T259">σημαντικότερη</text:span> ντιρεκτίβα για την αποδοτική λειτουργία του επιταχυντή είναι το <text:span text:style-name="Source_20_Text"><text:span text:style-name="T199">PIPELINE</text:span></text:span><text:span text:style-name="Source_20_Text"><text:span text:style-name="T246">. </text:span></text:span><text:span text:style-name="Source_20_Text"><text:span text:style-name="T247">Ελαττώνει το </text:span></text:span><text:span text:style-name="Source_20_Text"><text:span text:style-name="T242">initiation interval </text:span></text:span><text:span text:style-name="Source_20_Text"><text:span text:style-name="T251">(</text:span></text:span><text:span text:style-name="Source_20_Text"><text:span text:style-name="T244">II</text:span></text:span><text:span text:style-name="Source_20_Text"><text:span text:style-name="T251">)</text:span></text:span><text:span text:style-name="Source_20_Text"><text:span text:style-name="T242"> </text:span></text:span><text:span text:style-name="Source_20_Text"><text:span text:style-name="T247">μιας συνάρτησης ή ενός βρόγχου επιτρέποντας την ταυτόχρονη εκτέλεση των επιμέρους λειτουργιών του. </text:span></text:span><text:span text:style-name="Source_20_Text"><text:span text:style-name="T252"><text:s/></text:span></text:span><text:span text:style-name="Source_20_Text"><text:span text:style-name="T250">Επίσης, κάνει </text:span></text:span><text:span text:style-name="Source_20_Text"><text:span text:style-name="T243">unroll </text:span></text:span><text:span text:style-name="Source_20_Text"><text:span text:style-name="T250">όλα τα εσωτερικά </text:span></text:span><text:span text:style-name="Source_20_Text"><text:span text:style-name="T243">loops.</text:span></text:span></text:p>
      <text:p text:style-name="P53"><text:span text:style-name="Source_20_Text"><text:span text:style-name="T248">Το επιθυμητό </text:span></text:span><text:span text:style-name="Source_20_Text"><text:span text:style-name="T242">initiation interval </text:span></text:span><text:span text:style-name="Source_20_Text"><text:span text:style-name="T248">καθορίζεται από την επιλογή</text:span></text:span><text:span text:style-name="Source_20_Text"><text:span text:style-name="T217"> </text:span></text:span><text:span text:style-name="Source_20_Text"><text:span text:style-name="T200">II=&lt;int&gt;</text:span></text:span><text:span text:style-name="Source_20_Text"><text:span text:style-name="T246"> </text:span></text:span><text:span text:style-name="Source_20_Text"><text:span text:style-name="T249">με την τιμή 1. </text:span></text:span><text:span text:style-name="Source_20_Text"><text:span text:style-name="T250">Τότε, </text:span></text:span><text:span text:style-name="Source_20_Text"><text:span text:style-name="T251">το εργαλείο προσπαθεί να ολοκληρώσει μια επανάληψη του </text:span></text:span><text:span text:style-name="Source_20_Text"><text:span text:style-name="T244">loop </text:span></text:span><text:span text:style-name="Source_20_Text"><text:span text:style-name="T251">ανά κύκλο. Αυτό είναι δυνατό στον επιταχυντή με </text:span></text:span><text:span text:style-name="Source_20_Text"><text:span text:style-name="T244">dim=4 </text:span></text:span><text:span text:style-name="Source_20_Text"><text:span text:style-name="T251">αλλά όχι στο επιταχυντή με </text:span></text:span><text:span text:style-name="Source_20_Text"><text:span text:style-name="T244">dim=16. </text:span></text:span><text:span text:style-name="Source_20_Text"><text:span text:style-name="T251">Σε αυτήν την περίπτωση δημιουργεί μια σχεδίαση με το ελάχιστο δυνατό ΙΙ </text:span></text:span><text:span text:style-name="Source_20_Text"><text:span text:style-name="T253">το οποίο είναι ίσο με 8 κύκλους.</text:span></text:span></text:p>
      <text:p text:style-name="P52"><text:span text:style-name="Source_20_Text"><text:span text:style-name="T251"/></text:span></text:p>
      <text:p text:style-name="P55">Η θέση του είναι <text:span text:style-name="T260">σημαντική</text:span> μπλα μπλα</text:p>
      <text:p text:style-name="P55"/>
      <text:p text:style-name="P54"><text:span text:style-name="Source_20_Text"><text:span text:style-name="T250">Ως </text:span></text:span><text:span text:style-name="Source_20_Text"><text:span text:style-name="T244">II</text:span></text:span><text:span text:style-name="Source_20_Text"><text:span text:style-name="T242"> </text:span></text:span><text:span text:style-name="Source_20_Text"><text:span text:style-name="T250">ορίζεται ο χρόνος μεταξύ δύο </text:span></text:span><text:span text:style-name="Source_20_Text"><text:span text:style-name="T252">διαδοχικών επαναλήψεων.</text:span></text:span></text:p>
      <text:p text:style-name="P13">- pipeline</text:p>
      <text:p text:style-name="P6"><text:span text:style-name="T106">- </text:span><text:span text:style-name="T107">expresion balance</text:span></text:p>
      <text:h text:style-name="P62" text:outline-level="3"><text:soft-page-break/></text:h>
      <text:h text:style-name="P63" text:outline-level="3">Περιγραφή λειτουργίας επιταχυντή</text:h>
      <text:p text:style-name="P10"/>
      <text:p text:style-name="P9"><text:tab/><text:tab/><text:tab/>Εικονες επιταχυντή</text:p>
      <text:h text:style-name="P62" text:outline-level="3"/>
      <text:h text:style-name="P59" text:outline-level="3"><text:span text:style-name="T255">SDSOC</text:span> directives</text:h>
      <text:p text:style-name="P16"/>
      <text:p text:style-name="P27"><text:span text:style-name="Source_20_Text"><text:span text:style-name="T192">INTERFACE</text:span></text:span></text:p>
      <text:p text:style-name="P6">- <text:span text:style-name="T107">afairesh 3 pr</text:span><text:span text:style-name="T128">w</text:span><text:span text:style-name="T107">t</text:span><text:span text:style-name="T128">w</text:span><text:span text:style-name="T107">n hls directivwn</text:span></text:p>
      <text:p text:style-name="P14">- data mem_attribute</text:p>
      <text:p text:style-name="P14">- data zero_copy</text:p>
      <text:p text:style-name="P14">- data access_pattern</text:p>
      <text:p text:style-name="P6"><text:tab/><text:tab/><text:tab/></text:p>
      <text:p text:style-name="P6"/>
      <text:p text:style-name="P6"/>
      <text:p text:style-name="P6"/>
      <text:p text:style-name="P6"/>
      <text:p text:style-name="P6"/>
      <text:p text:style-name="P6"/>
      <text:p text:style-name="P7"><text:tab/><text:tab/><text:tab/><text:span text:style-name="T140">Αξιολογηση αποδοσεων</text:span></text:p>
      <text:p text:style-name="P7"><text:span text:style-name="T105"><text:tab/><text:tab/><text:tab/></text:span><text:span text:style-name="T108">poroi gia ap_int se 4 kai 16</text:span></text:p>
      <text:p text:style-name="P6"><text:tab/><text:tab/><text:tab/><text:span text:style-name="T140">διαγραμματα χρονων και </text:span><text:span text:style-name="T105">speedup</text:span></text:p>
      <text:p text:style-name="P12"/>
      <text:p text:style-name="P12"/>
      <text:p text:style-name="P12"/>
      <text:p text:style-name="P12"/>
      <text:p text:style-name="P6"><text:span text:style-name="T105"><text:tab/><text:tab/><text:tab/></text:span><text:span text:style-name="T141">Περαιτερω βελτιώσεις</text:span></text:p>
      <text:p text:style-name="P12"/>
      <text:p text:style-name="P12">- <text:span text:style-name="T143">ap_fixed sto hls = argo roloi, ligoteroi poroi, isws me parapanw douleia douleue kalitera</text:span></text:p>
      <text:p text:style-name="P12">- <text:span text:style-name="T142">2 epitaxuntes sto sds me async kai resourse</text:span></text:p>
      <text:p text:style-name="P12"/>
      <text:p text:style-name="P6"><text:span text:style-name="T105"><text:tab/><text:tab/><text:tab/></text:span><text:span text:style-name="T140">Συμπερασματα</text:span></text:p>
      <text:p text:style-name="P6"/>
      <text:p text:style-name="P6"/>
      <text:p text:style-name="P6"><text:tab/><text:tab/><text:tab/><text:span text:style-name="T140">Σημειωσεις</text:span></text:p>
      <text:p text:style-name="P6"/>
      <text:p text:style-name="P6"/>
      <text:p text:style-name="P6"/>
      <text:p text:style-name="P6"/>
      <text:p text:style-name="P6"/>
      <text:p text:style-name="P6"/>
      <text:p text:style-name="P6"/>
      <text:p text:style-name="P6"/>
      <text:p text:style-name="P8">για απ_φιχε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arial, sans-serif"/>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1T17:34:47.368000000</dc:date>
    <meta:editing-duration>PT16H55M9S</meta:editing-duration>
    <meta:editing-cycles>261</meta:editing-cycles>
    <meta:document-statistic meta:table-count="4" meta:image-count="0" meta:object-count="1" meta:page-count="7" meta:paragraph-count="139" meta:word-count="2034" meta:character-count="13545" meta:non-whitespace-character-count="11618"/>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